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Times New Roman" fo:font-size="12pt" fo:font-weight="normal" style:font-size-asian="12pt" style:font-weight-asian="normal" style:font-size-complex="12pt" style:font-weight-complex="normal"/>
    </style:style>
    <style:style style:name="P2" style:family="paragraph" style:parent-style-name="Text_20_body">
      <style:text-properties style:font-name="Times New Roman" fo:font-size="12pt" style:font-size-asian="12pt" style:font-size-complex="12pt"/>
    </style:style>
    <style:style style:name="P3" style:family="paragraph" style:parent-style-name="Text_20_body">
      <style:text-properties style:font-name="Courier New" fo:font-size="10pt" fo:font-weight="normal" style:font-size-asian="10pt" style:font-weight-asian="normal" style:font-size-complex="10pt" style:font-weight-complex="normal"/>
    </style:style>
    <style:style style:name="P4" style:family="paragraph" style:parent-style-name="Text_20_body">
      <style:text-properties style:font-name="Courier New" fo:font-size="10pt" style:font-size-asian="10pt" style:font-size-complex="10pt"/>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start" style:justify-single-word="false"/>
    </style:style>
    <style:style style:name="P7" style:family="paragraph" style:parent-style-name="Text_20_body">
      <style:text-properties fo:font-weight="normal" style:font-weight-asian="normal" style:font-weight-complex="normal"/>
    </style:style>
    <style:style style:name="P8" style:family="paragraph" style:parent-style-name="Standard">
      <style:paragraph-properties fo:text-align="center" style:justify-single-word="false"/>
      <style:text-properties fo:font-size="14pt" style:font-size-asian="14pt" style:font-size-complex="14pt"/>
    </style:style>
    <style:style style:name="P9" style:family="paragraph" style:parent-style-name="Standard">
      <style:text-properties style:font-name="Courier New" fo:font-size="10pt" style:font-size-asian="10pt" style:font-size-complex="10pt"/>
    </style:style>
    <style:style style:name="P10" style:family="paragraph" style:parent-style-name="Standard">
      <style:text-properties style:font-name="Courier New" fo:font-size="10pt" fo:font-weight="bold" style:font-size-asian="10pt" style:font-weight-asian="bold" style:font-size-complex="10pt" style:font-weight-complex="bold"/>
    </style:style>
    <style:style style:name="P11" style:family="paragraph" style:parent-style-name="Standard">
      <style:text-properties style:font-name="Courier New" fo:font-size="10pt" fo:font-style="normal" style:font-size-asian="10pt" style:font-style-asian="normal" style:font-size-complex="10pt" style:font-style-complex="normal"/>
    </style:style>
    <style:style style:name="P12" style:family="paragraph" style:parent-style-name="Standard">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Standard">
      <style:text-properties style:font-name="Courier New" fo:font-size="10pt" fo:font-style="italic" style:font-size-asian="10pt" style:font-style-asian="italic" style:font-size-complex="10pt" style:font-style-complex="italic"/>
    </style:style>
    <style:style style:name="P14" style:family="paragraph" style:parent-style-name="Code">
      <style:text-properties fo:font-weight="normal" style:font-weight-asian="normal" style:font-weight-complex="normal"/>
    </style:style>
    <style:style style:name="P15" style:family="paragraph" style:parent-style-name="Code">
      <style:text-properties fo:font-weight="bold" style:font-weight-asian="bold" style:font-weight-complex="bold"/>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7283in" style:type="right" style:leader-style="dotted" style:leader-text="."/>
        </style:tab-stops>
      </style:paragraph-properties>
    </style:style>
    <style:style style:name="P18" style:family="paragraph" style:parent-style-name="Contents_20_3">
      <style:paragraph-properties>
        <style:tab-stops>
          <style:tab-stop style:position="6.5319in" style:type="right" style:leader-style="dotted" style:leader-text="."/>
        </style:tab-stops>
      </style:paragraph-properties>
    </style:style>
    <style:style style:name="P19" style:family="paragraph" style:parent-style-name="Text_20_body">
      <style:paragraph-properties fo:margin-left="0.9846in" fo:margin-right="0in" fo:margin-top="0in" fo:margin-bottom="0in" fo:text-indent="-0.25in" style:auto-text-indent="false"/>
      <style:text-properties fo:font-size="9pt" style:font-size-asian="9pt" style:font-size-complex="9pt"/>
    </style:style>
    <style:style style:name="P20" style:family="paragraph" style:parent-style-name="Standard">
      <style:text-properties style:font-name="Courier New" fo:font-size="10pt" style:font-size-asian="10pt" style:font-size-complex="10pt"/>
    </style:style>
    <style:style style:name="P21" style:family="paragraph" style:parent-style-name="Standard">
      <style:text-properties style:font-name="Courier New" fo:font-size="10pt" fo:font-style="normal" style:font-size-asian="10pt" style:font-style-asian="normal" style:font-size-complex="10pt" style:font-style-complex="normal"/>
    </style:style>
    <style:style style:name="P22" style:family="paragraph" style:parent-style-name="Heading_20_2">
      <style:text-properties fo:font-weight="bold" style:font-weight-asian="bold" style:font-weight-complex="bold"/>
    </style:style>
    <style:style style:name="P23" style:family="paragraph" style:parent-style-name="Heading_20_2">
      <style:paragraph-properties fo:break-before="page"/>
      <style:text-properties fo:font-weight="bold" style:font-weight-asian="bold" style:font-weight-complex="bold"/>
    </style:style>
    <style:style style:name="P24" style:family="paragraph" style:parent-style-name="Heading_20_3">
      <style:text-properties fo:font-weight="normal" style:font-weight-asian="normal" style:font-weight-complex="normal"/>
    </style:style>
    <style:style style:name="P25" style:family="paragraph" style:parent-style-name="Heading_20_3">
      <style:paragraph-properties fo:break-before="page"/>
    </style:style>
    <style:style style:name="P26" style:family="paragraph" style:parent-style-name="Text_20_body" style:list-style-name="L2">
      <style:text-properties fo:font-weight="normal" style:font-weight-asian="normal" style:font-weight-complex="normal"/>
    </style:style>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1">
      <style:paragraph-properties fo:margin-top="0in" fo:margin-bottom="0in"/>
      <style:text-properties fo:font-size="9pt" style:font-size-asian="9pt" style:font-size-complex="9pt"/>
    </style:style>
    <style:style style:name="P30" style:family="paragraph" style:parent-style-name="Text_20_body" style:list-style-name="L1">
      <style:paragraph-properties fo:margin-left="0.9846in" fo:margin-right="0in" fo:margin-top="0in" fo:margin-bottom="0in" fo:text-indent="-0.25in" style:auto-text-indent="false"/>
      <style:text-properties fo:font-size="9pt" style:font-size-asian="9pt" style:font-size-complex="9pt"/>
    </style:style>
    <style:style style:name="P31" style:family="paragraph" style:parent-style-name="Text_20_body" style:list-style-name="L1">
      <style:paragraph-properties fo:margin-left="0.4925in" fo:margin-right="0in" fo:margin-top="0in" fo:margin-bottom="0in" fo:text-indent="-0.25in" style:auto-text-indent="false"/>
      <style:text-properties fo:font-size="9pt" style:font-size-asian="9pt" style:font-size-complex="9pt"/>
    </style:style>
    <style:style style:name="T1" style:family="text">
      <style:text-properties style:font-name="Courier New"/>
    </style:style>
    <style:style style:name="T2" style:family="text">
      <style:text-properties style:font-name="Courier New" fo:font-size="10pt" style:font-size-asian="10pt" style:font-size-complex="10pt"/>
    </style:style>
    <style:style style:name="T3" style:family="text">
      <style:text-properties style:font-name="Courier New"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Arial"/>
    </style:style>
    <style:style style:name="T9" style:family="text">
      <style:text-properties style:font-name="Times New Roman" fo:font-size="10pt" style:font-size-asian="10pt" style:font-size-complex="10pt"/>
    </style:style>
    <style:style style:name="T10" style:family="text">
      <style:text-properties style:font-name="Times New Roman" fo:font-size="12pt" style:font-size-asian="12pt" style:font-size-complex="12pt"/>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 Compiled Implementation of Bind and On-Replace</text:p>
      <text:p text:style-name="P8"/>
      <text:h text:style-name="Heading_20_1" text:outline-level="1">Change History</text:h>
      <text:list xml:id="list33112805" text:style-name="L1">
        <text:list-item>
          <text:p text:style-name="P29">0.1.0 Robert Field <text:s text:c="2"/>7/23/2009</text:p>
        </text:list-item>
        <text:list-item>
          <text:p text:style-name="P30">Initial proposal</text:p>
        </text:list-item>
        <text:list-item>
          <text:p text:style-name="P31">0.2.0 Robert Field <text:s text:c="2"/>8/29/2009</text:p>
        </text:list-item>
        <text:list-item>
          <text:p text:style-name="P30">Overhaul to use an invalidation model proposed by Brian Goetz and Jim Laskey</text:p>
        </text:list-item>
        <text:list-item>
          <text:p text:style-name="P31">0.2.1 Robert Field <text:s text:c="2"/>9/2/2009</text:p>
        </text:list-item>
        <text:list-item>
          <text:p text:style-name="P31">0.2.2 Robert Field <text:s text:c="2"/>9/8/2009</text:p>
        </text:list-item>
        <text:list-item>
          <text:p text:style-name="P30">Based on discussion with Jim Laskey, consistent with lazy evaluation, switch bind initialization to lazy </text:p>
        </text:list-item>
        <text:list-item>
          <text:p text:style-name="P31">0.2.3 Robert Field <text:s text:c="2"/>9/19/2009</text:p>
        </text:list-item>
        <text:list-item>
          <text:p text:style-name="P30">Various fixes and improvements</text:p>
        </text:list-item>
        <text:list-item>
          <text:p text:style-name="P31">0.2.4 Robert Field <text:s text:c="2"/>9/23/2009</text:p>
        </text:list-item>
        <text:list-item>
          <text:p text:style-name="P30">Script-level member handling</text:p>
        </text:list-item>
        <text:list-item>
          <text:p text:style-name="P31">0.3.0 Robert Field <text:s text:c="2"/>10/1/2009</text:p>
        </text:list-item>
        <text:list-item>
          <text:p text:style-name="P30">Fold in lazy virtual bound sequences proposal</text:p>
        </text:list-item>
        <text:list-item>
          <text:p text:style-name="P31">0.3.1 Robert Field <text:s text:c="2"/>10/2/2009</text:p>
        </text:list-item>
        <text:list-item>
          <text:p text:style-name="P30">Incorporate sequence API changes and bound-for caching idea from Per Bothner</text:p>
        </text:list-item>
        <text:list-item>
          <text:p text:style-name="P31">0.3.2 Maurizio Cimadamore <text:s text:c="2"/>10/12/2009</text:p>
        </text:list-item>
        <text:list-item>
          <text:p text:style-name="P30">Included 2-phase invalidation protocol and updated bidi-bind description</text:p>
        </text:list-item>
        <text:list-item>
          <text:p text:style-name="P31">0.3.3 Robert Field <text:s/>10/15/2009</text:p>
        </text:list-item>
        <text:list-item>
          <text:p text:style-name="P30">Update on-replace handling: get call moved out of if, first phase valid flag set before trigger phase invalidate</text:p>
        </text:list-item>
      </text:list>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Change History<text:tab/>1</text:p>
          <text:p text:style-name="P16">Overview<text:tab/>2</text:p>
          <text:p text:style-name="P17">Motivation<text:tab/>2</text:p>
          <text:p text:style-name="P17">Description<text:tab/>2</text:p>
          <text:p text:style-name="P17">Risks<text:tab/>2</text:p>
          <text:p text:style-name="P16">Implementation<text:tab/>3</text:p>
          <text:p text:style-name="P17">Update Mechanism<text:tab/>3</text:p>
          <text:p text:style-name="P17">Instance Generated Code<text:tab/>6</text:p>
          <text:p text:style-name="P17">Unbound Variable<text:tab/>6</text:p>
          <text:p text:style-name="P17">Light-Weight Bind<text:tab/>7</text:p>
          <text:p text:style-name="P17">Side-Effect Bind<text:tab/>7</text:p>
          <text:p text:style-name="P17">Member Select<text:tab/>8</text:p>
          <text:p text:style-name="P17">On-Replace<text:tab/>9</text:p>
          <text:p text:style-name="P17">Cut-Off Operations<text:tab/>9</text:p>
          <text:p text:style-name="P17">Bi-Directional Bind<text:tab/>10</text:p>
          <text:p text:style-name="P17">BindingException<text:tab/>10</text:p>
          <text:p text:style-name="P17">Overriding Variables<text:tab/>11</text:p>
          <text:p text:style-name="P17">Value Overriding Bind in Object Literal / Class Override<text:tab/>11</text:p>
          <text:p text:style-name="P17">Object Literals (General Case)<text:tab/>12</text:p>
          <text:p text:style-name="P17">Local Variable Binds<text:tab/>12</text:p>
          <text:p text:style-name="P17">Script Variables<text:tab/>12</text:p>
          <text:p text:style-name="P16">Implementation of Bind and On-Replace for Sequences<text:tab/>13</text:p>
          <text:p text:style-name="P17">Constraints on a Bound Sequence Design<text:tab/>13</text:p>
          <text:p text:style-name="P17"><text:soft-page-break/>Overview of Sequence Implementation<text:tab/>14</text:p>
          <text:p text:style-name="P17">Sequence Runtime Support<text:tab/>14</text:p>
          <text:p text:style-name="P17">Update Methods<text:tab/>15</text:p>
          <text:p text:style-name="P17">Access Methods<text:tab/>15</text:p>
          <text:p text:style-name="P17">Non-Bound Sequences<text:tab/>15</text:p>
          <text:p text:style-name="P17">Bound Sequences<text:tab/>17</text:p>
          <text:p text:style-name="P18">Bound Range Sequence<text:tab/>17</text:p>
          <text:p text:style-name="P18">Bound Explicit Sequence (Non-Nullable)<text:tab/>18</text:p>
          <text:p text:style-name="P18">Bound Explicit Sequence (of Sequences)<text:tab/>19</text:p>
          <text:p text:style-name="P18">Bound Slice<text:tab/>20</text:p>
          <text:p text:style-name="P18">Bound Sequence Element<text:tab/>21</text:p>
          <text:p text:style-name="P18">Bound For-Expression (Simple)<text:tab/>21</text:p>
          <text:p text:style-name="P18">Bound For-Expression (General)<text:tab/>22</text:p>
          <text:p text:style-name="P18">Bound Member Select<text:tab/>23</text:p>
          <text:p text:style-name="P17">On-Replace<text:tab/>24</text:p>
        </text:index-body>
      </text:table-of-content>
      <text:h text:style-name="Heading_20_1" text:outline-level="1">Overview</text:h>
      <text:h text:style-name="Heading_20_2" text:outline-level="2">Motivation</text:h>
      <text:p text:style-name="Text_20_body">Currently bind and on-replace are implemented by building an object graph which represents the components of the bind expression (Locations, BindingExpressions, etc), the on-replace (ChangeListeners), and the relationships between them (dependencies, containment). <text:s/>This Location-graph is them executed – effectively interpretively executing the bind – to update values and maintain dependencies. <text:s/>Within an environment of developing semantics, limited resources, and shifting requirements, the compiler would never have been delivered without this flexible approach. <text:s/>However, the execution time overhead and footprint of the current implementation is judged to be roughly ten times what is acceptable. <text:s/>Many optimizations have already been applied, and the result is <text:s/>factor of two or more improvement – but there is a long way to go. <text:s/>Some optimizations have been to simply make the existing implementation more efficient or handle special cases in a more light-weight manner. <text:s/>But the most seemingly promising optimizations are those that circumvent the Location-graph, instead implementing variables with bind or on-replace with in-lined code. <text:s/>These dynamically inflate to a Location-graph on-demand. <text:s/>In micro-benchmarks these give order of magnitude or more improvements in dynamic footprint. <text:s/>However, in real-world testing, the improvements are only a few percent. <text:s/>The reason is that references to these variables from inflated variables inflate the optimized variables – unraveling almost all optimized variables.</text:p>
      <text:h text:style-name="Heading_20_2" text:outline-level="2">Description</text:h>
      <text:p text:style-name="Text_20_body">The proposal is to move to compiling bind and on-replace into bytecode. Like the in-lining mentioned above this means compiling the value computation into generated code, but, more significantly, the dependency calculation and state needed by that calculation must be generated as well. <text:s/>As a result, Locations, and their supporting structures (BindingExpressions, ChangeListeners, etc) are no longer used, and would be removed. <text:s/>This, of course, saves the footprint used by these structures, but also saves the execution time to build and interpretively execute them, as well as removing the GC churn as these Location-graphs are built and torn-down.</text:p>
      <text:h text:style-name="Heading_20_2" text:outline-level="2"><text:soft-page-break/>Risks</text:h>
      <text:p text:style-name="Text_20_body">This proposal represents a start-over from the ground-up approach. <text:s/>As such, it is high risk path. <text:s/>The risk is in multiple dimensions. <text:s/>This is new ground and the number of unknowns is high – as a result the complexity of the task and the length of time to implement it are difficult to gauge. <text:s/>The extent of the win cannot be tested until the implementation is nearly complete since real-world tests require compiling and mostly-correctly executing the runtime library – which represents effectively all constructs. <text:s/>Because representation and execution are radically different, the Location-graph and compiled approaches will not inter-operate. <text:s/>This means an incremental approach to development cannot be used – which delays the discovery of design problems. <text:s/>It also means there is no fall-back to the Location-graph for tough cases – the whole language must yield to this approach. <text:s/>It is theoretically possible to design adapters between the representations, but the designing around compatibility could hinder rapid development or complicate the result. <text:s/>Disadvantages</text:p>
      <text:p text:style-name="Text_20_body">Because bindings are compiled into bytecode, the amount of bytecode, and thus the static footprint, is likely to increase. <text:s/>Possibly counter-balancing this, code tends to have much less footprint impact than class definitions and the number of inner classes generated should be significantly reduced – as inner-classes are currently used to build some bind structures. <text:s/>Other implementation choices could effect static footprint – see below.</text:p>
      <text:h text:style-name="Heading_20_1" text:outline-level="1">Implementation</text:h>
      <text:p text:style-name="Text_20_body">Each instance variable now has an index number (called a varNum). <text:s/>A variable can be referenced by an (FXObject, varNum) tuple. <text:s/>The varNum was enabled by and implemented during the mixin work. <text:s/>Very early in the development of the compiler Brian proposed the idea of a “Container” approach to variable representation and binding, but it was not possible since multiple inheritance precluded a variable index number. <text:s/>This varNum allows individual variables within an instance to be referenced by a bind – specifically it allows dependencies to be represented. <text:s/></text:p>
      <text:h text:style-name="Heading_20_2" text:outline-level="2">Update Mechanism</text:h>
      <text:p text:style-name="Text_20_body">Generated code and library support code is sketched below. <text:s/>This is provided to demonstrate the concepts and is not intended as spec or implementation. <text:s/></text:p>
      <text:p text:style-name="Text_20_body">As currently, JavaFX instances implement FXObject; FXBase is the abstract superclass. <text:s/>Dependencies for the instance must still be maintained. <text:s/>In this proposal, dependencies are held by instances. There are many options for an optimal representation of dependencies. <text:s/>We have chosen an extremely light-weight representation (even though it is somewhat lossy) because it has a low footprint, low maintenance overhead, and it is conceptually simple. <text:s/>In a bind relationship:</text:p>
      <text:p text:style-name="P9"><text:s text:c="4"/>def x = bind r.q</text:p>
      <text:p text:style-name="P10"/>
      <text:p text:style-name="Text_20_body">Ignoring, for the moment, that r is a dependent as well, we call x the “binder” and q the “bindee”. <text:s/>When the bindee changes we need to update the binder. <text:s/>The bindee and binder variables can be represented by an (instance, varNum) pair. <text:s/>So we need the dependency mapping:</text:p>
      <text:p text:style-name="Text_20_body"><text:tab/>(bindee-instance, bindee-varNum) → (binder-instance, binder-varNum)</text:p>
      <text:p text:style-name="Text_20_body">With a couple of exceptions (which are discussed below) the </text:p>
      <text:p text:style-name="Text_20_body"><text:tab/> bindee-varNum → binder-varNum</text:p>
      <text:p text:style-name="Text_20_body">relationship is known at compile time. <text:s/>It thus can be compiled into an update method. <text:s/>Thus only the <text:soft-page-break/>instance relationship need be kept in data: </text:p>
      <text:p text:style-name="Text_20_body"><text:tab/> bindee-instance → binder-instance</text:p>
      <text:p text:style-name="Text_20_body">That is, an FX instance need only hold a list of instances that depend on one or more of its variables. <text:s/></text:p>
      <text:p text:style-name="Text_20_body">Updates are triggered from setter methods – this requires that all changes to the value of a variable go through setters. <text:s/>Note that notify/update methods only handle changes from outside the instance. <text:s/>Changes inside the instance are handled inline in the setter. <text:s/>Note that this means that, in the case of overrides, setters will need to be overridden. <text:s/>Because all changes go through setters, in-replace triggers can also be inlined into the setter.</text:p>
      <text:p text:style-name="Text_20_body"/>
      <text:p text:style-name="Text_20_body">The general form for a setter method on variable xyz of type T is:</text:p>
      <text:p text:style-name="P9"><text:tab/>void be$xyz(T nv$) {</text:p>
      <text:p text:style-name="P9"><text:tab/> <text:s/>if (xyz not equals nv$) { // != for primitives; else ! xyz.equals(nv$)</text:p>
      <text:p text:style-name="P9"><text:tab/> <text:s text:c="3"/>T ov$ = nv$</text:p>
      <text:p text:style-name="P9"><text:s text:c="10"/>invalidate$xyz(INVAL_PHASE); <text:s/>// force invalidation of all dependents</text:p>
      <text:p text:style-name="P9"><text:tab/> <text:s text:c="3"/>xyz = nv$;</text:p>
      <text:p text:style-name="P9"><text:tab/> <text:s text:c="3"/>invalidate$xyz(TRIGGER_PHASE);</text:p>
      <text:p text:style-name="P9"><text:s text:c="10"/>setValidValue$(VOFF$xyz, INVAL_PAHSE);</text:p>
      <text:p text:style-name="P13"><text:tab/> <text:s text:c="3"/>setValidValue$(VOFF$xyz, TRIGGER_PHASE);</text:p>
      <text:p text:style-name="P11"><text:tab/> <text:s text:c="3"/>onReplace$p(ov$)</text:p>
      <text:p text:style-name="P9"><text:span text:style-name="T4"><text:tab/> <text:s/></text:span><text:span text:style-name="T5">}<text:line-break/> <text:s text:c="7"/>else { </text:span></text:p>
      <text:p text:style-name="P9"><text:tab/> <text:s text:c="4"/>setValidValue$(VOFF$xyz, INVAL_PAHSE);</text:p>
      <text:p text:style-name="P13"><text:tab/> <text:s text:c="4"/>setValidValue$(VOFF$xyz, TRIGGER_PHASE);</text:p>
      <text:p text:style-name="P13"><text:s text:c="8"/>}</text:p>
      <text:p text:style-name="P9"><text:span text:style-name="T5"><text:tab/></text:span><text:span text:style-name="T5">}</text:span></text:p>
      <text:p text:style-name="P11"/>
      <text:p text:style-name="P9"><text:tab/>void onReplace$p(T ov$) {</text:p>
      <text:p text:style-name="P9"><text:tab/> <text:s/>// Trigger body, if any</text:p>
      <text:p text:style-name="P9"><text:tab/>}</text:p>
      <text:p text:style-name="P9"/>
      <text:p text:style-name="Text_20_body">Note that this is an internally used set method. <text:s/>Assignment uses a different method:</text:p>
      <text:p text:style-name="P9"><text:s text:c="4"/>T set$xyz(T v) {</text:p>
      <text:p text:style-name="P9"><text:s text:c="6"/>be$xyz(v);</text:p>
      <text:p text:style-name="P9"><text:s text:c="6"/>return xyz;</text:p>
      <text:p text:style-name="P9"><text:s text:c="4"/>}</text:p>
      <text:p text:style-name="Text_20_body"/>
      <text:p text:style-name="Text_20_body">Which for a unidirectionally bound variable is:</text:p>
      <text:p text:style-name="P9"><text:s text:c="4"/>T set$xyz(T v) {</text:p>
      <text:p text:style-name="P9"><text:s text:c="6"/>throw new bindingException(...);</text:p>
      <text:p text:style-name="P9"><text:s text:c="4"/>}</text:p>
      <text:p text:style-name="P9"/>
      <text:p text:style-name="Text_20_body">The notifyDependencies method (on the bindee side), called by the setter, broadcasts to the binders outside the instance. <text:s/>It is defined on FXObject:</text:p>
      <text:p text:style-name="P9"><text:s text:c="4"/>void notifyDependents$(int varNum, int phase) {</text:p>
      <text:p text:style-name="P9"><text:s text:c="6"/>if (hasDependents$(varNum)) { <text:s text:c="4"/>// status bit of var (ever had dependents)</text:p>
      <text:p text:style-name="P9"><text:s text:c="8"/>for (Dep dep : dependencies) { // each dependent instance </text:p>
      <text:p text:style-name="P9"><text:s text:c="10"/>if (dep.appliesTo(varNum)) { // check bit field, applies to this bindee</text:p>
      <text:p text:style-name="P9"><text:s text:c="12"/>dep.instance().update(this, varNum, phase);</text:p>
      <text:p text:style-name="P9"><text:s text:c="10"/>}</text:p>
      <text:p text:style-name="P9"><text:s text:c="8"/>}</text:p>
      <text:p text:style-name="P9"><text:s text:c="6"/>}</text:p>
      <text:p text:style-name="P9"><text:soft-page-break/><text:s text:c="4"/>}</text:p>
      <text:p text:style-name="P9"/>
      <text:p text:style-name="Text_20_body">The update method is generated on the binder side. <text:s/>For example, given:</text:p>
      <text:p text:style-name="P9"><text:s text:c="4"/>class B {</text:p>
      <text:p text:style-name="P9"><text:s text:c="6"/>var a : A;</text:p>
      <text:p text:style-name="P9"><text:s text:c="6"/>def x = bind a.m + a.n; <text:s/></text:p>
      <text:p text:style-name="P9"><text:s text:c="6"/>def y = bind a.m + a.p; <text:s/></text:p>
      <text:p text:style-name="P9"><text:s text:c="4"/>} </text:p>
      <text:p text:style-name="P9"/>
      <text:p text:style-name="Text_20_body"><text:s/>the following might be generated:</text:p>
      <text:p text:style-name="P9"><text:tab/>void update$(FXObject instance, int varNum, int phase ) {</text:p>
      <text:p text:style-name="P9"><text:tab/> <text:s/>if (instance == a) {</text:p>
      <text:p text:style-name="P9"><text:tab/> <text:s text:c="3"/>if (varNum == A.VOFF$m) {</text:p>
      <text:p text:style-name="P9"><text:tab/> <text:s text:c="5"/>invalidate$x(phase);</text:p>
      <text:p text:style-name="P9"><text:tab/> <text:s text:c="5"/>invalidate$y(phase);</text:p>
      <text:p text:style-name="P9"><text:tab/> <text:s text:c="3"/>} else if (varNum == A.VOFF$n) {</text:p>
      <text:p text:style-name="P9"><text:tab/> <text:s text:c="5"/>invalidate$x(phase);</text:p>
      <text:p text:style-name="P9"><text:tab/> <text:s text:c="3"/>} else if (varNum == A.VOFF$p) {</text:p>
      <text:p text:style-name="P9"><text:tab/> <text:s text:c="5"/>invalidate$y(phase);</text:p>
      <text:p text:style-name="P9"><text:tab/> <text:s text:c="3"/>}</text:p>
      <text:p text:style-name="P9"><text:tab/> <text:s/>}</text:p>
      <text:p text:style-name="P9"><text:tab/>}</text:p>
      <text:p text:style-name="P9"/>
      <text:p text:style-name="Text_20_body">Where the invalidate method sets the invalid bit (the assumption is that all variables are initially invalid). <text:s/>Invalidates all intra-instance dependents and all inter-instance dependents. If the variable has an on-replace, the invalidate method also calls the getter to force computation. <text:s/>None of this is repeated if the variable is already invalid:</text:p>
      <text:p text:style-name="P9"><text:span text:style-name="T1"><text:tab/></text:span>void invalidate$xyz(int phase) {</text:p>
      <text:p text:style-name="P9"><text:span text:style-name="T1"><text:tab/> <text:s/></text:span>if (isValidValue$(VOFF$xyz, phase) ( {</text:p>
      <text:p text:style-name="P9"><text:span text:style-name="T1"><text:tab/> <text:s text:c="3"/></text:span>clearValidValue$(VOFF$xyz, phase);</text:p>
      <text:p text:style-name="P9"><text:span text:style-name="T3"><text:tab/> <text:s text:c="3"/></text:span><text:span text:style-name="T4">call invalidate$abc(phase) for any dependencies within the class;</text:span> </text:p>
      <text:p text:style-name="P9"><text:span text:style-name="T4"><text:tab/> <text:s text:c="3"/></text:span>notifyDependents(VOFF$xyz, phase); <text:s/>// notify dependencies outside class</text:p>
      <text:p text:style-name="P9"><text:s text:c="10"/>if (phase == TRIGGER_PHASE) {<text:line-break/> <text:s text:c="12"/>//body of on invalidate trigger for xyz (if any) inlined here</text:p>
      <text:p text:style-name="P9"><text:span text:style-name="T4"><text:s text:c="13"/></text:span><text:span text:style-name="T5">get$xyz(); // only if there is an on-replace trigger on xyz</text:span></text:p>
      <text:p text:style-name="P11"><text:s text:c="10"/>}</text:p>
      <text:p text:style-name="P9"><text:span text:style-name="T3"><text:tab/> <text:s/></text:span><text:span text:style-name="T5">}</text:span></text:p>
      <text:p text:style-name="P9"><text:span text:style-name="T4"><text:tab/></text:span><text:span text:style-name="T5">}</text:span></text:p>
      <text:p text:style-name="P9"/>
      <text:p text:style-name="Text_20_body">Note that invalidation follows a two-phase protocol (see diagram below). During the first phase, all the variables in the dependency tree are invalidated. Once all the tree has been invalidated, a second invalidation phase takes place, in which all pending triggers (on-replace, on-invalidate) are actually fired. </text:p>
      <text:p text:style-name="Text_20_body"><draw:frame draw:style-name="fr1" draw:name="Object2" text:anchor-type="paragraph" svg:width="5.5244in" svg:height="3.1602in" draw:z-index="1"><draw:object xlink:href="./Object 2" xlink:type="simple" xlink:show="embed" xlink:actuate="onLoad"/><draw:image xlink:href="./ObjectReplacements/Object 2" xlink:type="simple" xlink:show="embed" xlink:actuate="onLoad"/></draw:frame><text:soft-page-break/></text:p>
      <text:p text:style-name="Standard">Each invalidation phase needs to keep track of the set of variables that have been already visited; this is done by clearing the validity bit corresponding to the current invalidation phase in the variable being visited. This is crucial in order to prevent cycles during variable invalidation.</text:p>
      <text:p text:style-name="Text_20_body"/>
      <text:p text:style-name="Text_20_body">Assume:</text:p>
      <text:p text:style-name="P9"><text:span text:style-name="T4"><text:tab/></text:span><text:span text:style-name="T5">class A {</text:span></text:p>
      <text:p text:style-name="P11"><text:tab/><text:tab/>var b : B;</text:p>
      <text:p text:style-name="P11"><text:tab/><text:tab/>def x = bind b.y on replace { println("Hello!"); }</text:p>
      <text:p text:style-name="P11"><text:tab/>}</text:p>
      <text:p text:style-name="P11"/>
      <text:p text:style-name="P11"><text:tab/>class B {</text:p>
      <text:p text:style-name="P11"><text:tab/><text:tab/>var y : Integer;</text:p>
      <text:p text:style-name="P11"><text:tab/><text:tab/>def z = bind y + 1</text:p>
      <text:p text:style-name="P11"><text:tab/>}</text:p>
      <text:p text:style-name="P11"/>
      <text:p text:style-name="Text_20_body">The invalidation call paths would be as follows:</text:p>
      <text:p text:style-name="Text_20_body"><draw:frame draw:style-name="fr2" draw:name="Object1" text:anchor-type="paragraph" svg:x="0.6862in" svg:y="-0.0028in" svg:width="5.5484in" svg:height="2.9791in" draw:z-index="0"><draw:object xlink:href="./Object 1" xlink:type="simple" xlink:show="embed" xlink:actuate="onLoad"/><draw:image xlink:href="./ObjectReplacements/Object 1" xlink:type="simple" xlink:show="embed" xlink:actuate="onLoad"/></draw:frame></text:p>
      <text:h text:style-name="Heading_20_2" text:outline-level="2"><text:soft-page-break/>Instance Generated Code</text:h>
      <text:p text:style-name="Text_20_body">Since the evaluation of binds is now lazy, the initialization of binds should be as well. <text:s/>Thus applyDefaults$() is no longer used for binds, but only to set up the overridable initial value of unbound variables. <text:s/>The actual mechanism to switch on varNums is hand-waved away as it is known, implemented, and would complicate the examples.</text:p>
      <text:p text:style-name="P9"/>
      <text:p text:style-name="P9"><text:tab/>void applyDefaults$( int varNum ) {</text:p>
      <text:p text:style-name="P9"><text:tab/> <text:s/>switch (varNum) {</text:p>
      <text:p text:style-name="P9"><text:tab/> <text:s/>case VOFF$b: {</text:p>
      <text:p text:style-name="P9"><text:tab/> <text:s text:c="3"/>// Explicit initial value, just set it</text:p>
      <text:p text:style-name="P9"><text:tab/> <text:s text:c="3"/>be$b( 9 );</text:p>
      <text:p text:style-name="P9"><text:tab/> <text:s text:c="3"/>return;</text:p>
      <text:p text:style-name="P9"><text:tab/> <text:s/>case VOFF$a:</text:p>
      <text:p text:style-name="P9"><text:tab/> <text:s/>case VOFF$w: {</text:p>
      <text:p text:style-name="P9"><text:tab/> <text:s text:c="3"/>// nothing to do</text:p>
      <text:p text:style-name="P9"><text:tab/> <text:s text:c="3"/>return;</text:p>
      <text:p text:style-name="P9"><text:tab/> <text:s/>...</text:p>
      <text:p text:style-name="P9"><text:tab/> <text:s/>case VOFF$f: {</text:p>
      <text:p text:style-name="P9"><text:tab/> <text:s text:c="3"/>//TODO</text:p>
      <text:p text:style-name="P9"><text:tab/> <text:s text:c="3"/>return;</text:p>
      <text:p text:style-name="P9"><text:tab/> <text:s/>}</text:p>
      <text:p text:style-name="P9"><text:tab/>}</text:p>
      <text:p text:style-name="P9"/>
      <text:h text:style-name="Heading_20_2" text:outline-level="2">Unbound Variable</text:h>
      <text:p text:style-name="P1">Within a generated class, and unbound variable is represented by a field and a getters/setter pair –</text:p>
      <text:p text:style-name="P9"><text:tab/>// var b = 9;</text:p>
      <text:p text:style-name="P9"/>
      <text:p text:style-name="P9"><text:tab/>int $b;</text:p>
      <text:p text:style-name="P9"/>
      <text:p text:style-name="P9"><text:tab/>int get$b() { </text:p>
      <text:p text:style-name="P9"><text:tab/> <text:s/>return $b;</text:p>
      <text:p text:style-name="P9"><text:tab/>}</text:p>
      <text:p text:style-name="P9"/>
      <text:p text:style-name="P9"><text:tab/>void be$b(int nv$) {</text:p>
      <text:p text:style-name="P9"><text:tab/> <text:s/>if (nv$ != $b) {</text:p>
      <text:p text:style-name="P9"><text:tab/> <text:s text:c="3"/>int ov$ = $b;</text:p>
      <text:p text:style-name="P9"><text:s text:c="10"/>invalidate$b(INV_PHASE); <text:s/></text:p>
      <text:p text:style-name="P9"><text:tab/> <text:s text:c="3"/>$b = nv;</text:p>
      <text:p text:style-name="P9"><text:tab/> <text:s text:c="3"/>setValidValue$(VOFF$b, INV_PHASE);</text:p>
      <text:p text:style-name="P9"><text:s text:c="10"/>invalidate$b(TRIGGER_PHASE); <text:s/>// force invalidation of all dependents</text:p>
      <text:p text:style-name="P9"><text:s text:c="10"/>setValidValue$(VOFF$b, TRIGGER_PHASE);</text:p>
      <text:p text:style-name="P11"><text:tab/> <text:s text:c="3"/>onReplace$b(ov$)</text:p>
      <text:p text:style-name="P9"><text:tab/> <text:s/>} else {</text:p>
      <text:p text:style-name="P9"><text:tab/> <text:s text:c="3"/>setValidValue$(VOFF$b, INV_PHASE);</text:p>
      <text:p text:style-name="P9"><text:s text:c="10"/>setValidValue$(VOFF$b, TRIGGER_PHASE);</text:p>
      <text:p text:style-name="P9"><text:tab/> <text:s/>}</text:p>
      <text:p text:style-name="P9"><text:tab/>}</text:p>
      <text:p text:style-name="P9"/>
      <text:p text:style-name="P9"><text:span text:style-name="T1"><text:tab/></text:span>void invalidate$b(int phase) {</text:p>
      <text:p text:style-name="P9"><text:span text:style-name="T1"><text:tab/> <text:s/></text:span>if (isValidValue$(VOFF$b) ( {</text:p>
      <text:p text:style-name="P9"><text:span text:style-name="T1"><text:tab/> <text:s text:c="3"/></text:span>clearValidValue$(VOFF$b);</text:p>
      <text:p text:style-name="P13"><text:tab/> <text:s text:c="3"/>invalidate$a(phase); <text:s/>// intra-instance dependent – see the bind below</text:p>
      <text:p text:style-name="P9"><text:span text:style-name="T3"><text:tab/> <text:s text:c="3"/></text:span>notifyDependents(VOFF$b, phase); <text:s/>// notify dependencies outside class</text:p>
      <text:p text:style-name="P9"><text:span text:style-name="T3"><text:tab/> <text:s/></text:span><text:span text:style-name="T5">}</text:span></text:p>
      <text:p text:style-name="P9"><text:soft-page-break/><text:span text:style-name="T3"><text:tab/></text:span><text:span text:style-name="T5">}</text:span></text:p>
      <text:p text:style-name="P12"/>
      <text:p text:style-name="P1">Note that the invalidate method handles inter-instance dependency by calling <text:span text:style-name="T2">notifyDependents</text:span>$(). <text:s/></text:p>
      <text:p text:style-name="P1">The initial value of the variable is set in <text:span text:style-name="T2">applyDefaults$()</text:span> –</text:p>
      <text:p text:style-name="P3"/>
      <text:p text:style-name="P9"><text:tab/> <text:s/>case VOFF$b: {</text:p>
      <text:p text:style-name="P9"><text:tab/> <text:s text:c="3"/>// Explicit initial value, just set it</text:p>
      <text:p text:style-name="P9"><text:tab/> <text:s text:c="3"/>be$b( 9 );</text:p>
      <text:p text:style-name="P9"><text:tab/> <text:s text:c="3"/>return;</text:p>
      <text:p text:style-name="P9"/>
      <text:h text:style-name="Heading_20_2" text:outline-level="2">Light-Weight Bind</text:h>
      <text:p text:style-name="Text_20_body">When the operation to be performed in the bind has no side-effects and has less overhead than dependency checking, the operation is simply applied. <text:s/></text:p>
      <text:p text:style-name="P4"/>
      <text:p text:style-name="P9"><text:tab/>// def a = bind b + c</text:p>
      <text:p text:style-name="P9"/>
      <text:p text:style-name="P9"><text:tab/>int $a;</text:p>
      <text:p text:style-name="P9"/>
      <text:p text:style-name="P9"><text:tab/>int get$a() { </text:p>
      <text:p text:style-name="P9"><text:tab/> <text:s/>if ( ! isValidValue$(VOFF$a, INV_PHASE) ) {</text:p>
      <text:p text:style-name="P9"><text:s text:c="10"/>int result = get$b() + get$c(); <text:s/>// compute result</text:p>
      <text:p text:style-name="P9"><text:tab/> <text:s text:c="3"/>be$a( result );</text:p>
      <text:p text:style-name="P9"><text:tab/> <text:s/>}</text:p>
      <text:p text:style-name="P9"><text:tab/> <text:s/>return $a;</text:p>
      <text:p text:style-name="P9"><text:tab/>}</text:p>
      <text:p text:style-name="P9"/>
      <text:p text:style-name="P9"><text:tab/>void be$a(int nv$) {</text:p>
      <text:p text:style-name="P9"><text:tab/> <text:s/>if (nv$ != $a) {</text:p>
      <text:p text:style-name="P9"><text:tab/> <text:s text:c="3"/>int ov$ = $a;</text:p>
      <text:p text:style-name="P9"><text:s text:c="10"/>invalidate$a(INV_PHASE);</text:p>
      <text:p text:style-name="P9"><text:tab/> <text:s text:c="3"/>$a = nv$;</text:p>
      <text:p text:style-name="P11"><text:tab/> <text:s text:c="3"/>setValidValue$( VOFF$a, INV_PHASE );</text:p>
      <text:p text:style-name="P9"><text:span text:style-name="T5"><text:s/></text:span><text:tab/> <text:s text:c="3"/>invalidate$a(TRIGGER_PHASE);</text:p>
      <text:p text:style-name="P11"><text:s text:c="10"/>setValidValue$( VOFF$a, TRIGGER_PHASE );</text:p>
      <text:p text:style-name="P11"><text:tab/> <text:s text:c="3"/>onReplace$a(ov$)</text:p>
      <text:p text:style-name="P9"><text:tab/> <text:s/>} else {</text:p>
      <text:p text:style-name="P11"><text:tab/> <text:s text:c="3"/>setValidValue$( VOFF$a, INV_PHASE );</text:p>
      <text:p text:style-name="P11"><text:s text:c="10"/>setValidValue$( VOFF$a, TRIGGER_PHASE );</text:p>
      <text:p text:style-name="P9"><text:tab/> <text:s/>}</text:p>
      <text:p text:style-name="P9"/>
      <text:p text:style-name="Text_20_body">Note: The call to invalidate$a() will be a no-op when called from get$a() which is the only call site in this bound case. <text:s/>But the initializer for 'a' is overridden the invalidate$a() will be need for use by the overriding set$a().</text:p>
      <text:h text:style-name="Heading_20_2" text:outline-level="2">Side-Effect Bind</text:h>
      <text:p text:style-name="Text_20_body">For bind components which may have side-effects or which could consume significant time in there computation, the dependencies are first checked to see if they have changed, and only if changed does the refresh continue. <text:s/>To be able to do this check, the previous values <text:s/>of the dependent values must be stored in fields. <text:s/>Pseudo-variables unique to the bind expression are used for this.</text:p>
      <text:p text:style-name="Text_20_body">This is sketched below –</text:p>
      <text:p text:style-name="Text_20_body"><text:soft-page-break/></text:p>
      <text:p text:style-name="P9"><text:tab/>// def x = bind bar(expr1, expr2)</text:p>
      <text:p text:style-name="P9"/>
      <text:p text:style-name="P9"><text:tab/>float $x;</text:p>
      <text:p text:style-name="P9"><text:tab/> <text:s/></text:p>
      <text:p text:style-name="P9"><text:tab/>float get$x() {</text:p>
      <text:p text:style-name="P9"><text:tab/> <text:s/>if ( ! isValidValue$( VOFF$x, INV_PHASE ) ) {</text:p>
      <text:p text:style-name="P9"><text:tab/> <text:s text:c="3"/>float oldArg1 = $expr1;</text:p>
      <text:p text:style-name="P9"><text:tab/> <text:s text:c="3"/>float oldArg2 = $expr2;</text:p>
      <text:p text:style-name="P9"><text:tab/> <text:s text:c="3"/>float newArg1 = get$expr1();</text:p>
      <text:p text:style-name="P9"><text:tab/> <text:s text:c="3"/>float newArg2 = get$expr2();</text:p>
      <text:p text:style-name="P9"><text:tab/> <text:s text:c="3"/>be$x( (oldArg1 != newArg1 || oldArg2 != newArg2)?</text:p>
      <text:p text:style-name="P9"><text:s text:c="20"/>bar( newArg1, newArg2 )</text:p>
      <text:p text:style-name="P9"><text:s text:c="18"/>: $x );</text:p>
      <text:p text:style-name="P9"><text:s text:c="8"/>}</text:p>
      <text:p text:style-name="P9"><text:tab/> <text:s/>return $x;</text:p>
      <text:p text:style-name="P9"><text:tab/>}</text:p>
      <text:p text:style-name="P9"/>
      <text:p text:style-name="Text_20_body">Note that the setter is no different than the light-weight case. <text:s/>Note also, the two parameters to the function, they are bound pseudo-variables would have been generated from the parameter expressions. <text:s/>Even if the parameter expressions are simple, the pseudo-variables are needs to uniquely track their last update used in the call.</text:p>
      <text:h text:style-name="Heading_20_2" text:outline-level="2">Member Select</text:h>
      <text:p text:style-name="Text_20_body">In the case of some bind components, the dependencies must be dynamically updated as the dependents change. <text:s/>Member select is the prime example.</text:p>
      <text:p text:style-name="Text_20_body">This is a sketch of member select. <text:s/></text:p>
      <text:p text:style-name="Text_20_body"/>
      <text:p text:style-name="P9"><text:tab/>// def w = bind r.v</text:p>
      <text:p text:style-name="P9"><text:tab/></text:p>
      <text:p text:style-name="P9"><text:tab/>String $w;</text:p>
      <text:p text:style-name="P9"/>
      <text:p text:style-name="P9"><text:tab/>String get$w() {</text:p>
      <text:p text:style-name="P9"><text:tab/> <text:s/>if ( ! isValidValue$( VOFF$w, INV_PHASE ) ) {</text:p>
      <text:p text:style-name="P9"><text:tab/> <text:s text:c="3"/>Baz oldSelector = $r;</text:p>
      <text:p text:style-name="P9"><text:tab/> <text:s text:c="3"/>Baz newSelector = get$r();</text:p>
      <text:p text:style-name="P9"><text:tab/> <text:s text:c="3"/>//if (oldSelector != newSelector) {</text:p>
      <text:p text:style-name="P9"><text:tab/> <text:s text:c="3"/>// <text:s/>if (oldSelector != null) oldSelector.removeDependent$(VOFF$v, this);</text:p>
      <text:p text:style-name="P9"><text:tab/> <text:s text:c="3"/>// <text:s/>if (newSelector != null) newSelector.addDependent$(VOFF$v, this);</text:p>
      <text:p text:style-name="P9"><text:tab/> <text:s text:c="3"/>//}</text:p>
      <text:p text:style-name="P9"><text:tab/> <text:s text:c="3"/>switchDependence$(VOFF$v, oldSelector, newSelector);</text:p>
      <text:p text:style-name="P9"><text:tab/> <text:s text:c="3"/>be$w( (newSelector==null)? “” : newSelector.get$v() );</text:p>
      <text:p text:style-name="P9"><text:tab/> <text:s/>}</text:p>
      <text:p text:style-name="P9"><text:tab/> <text:s/>return $w;</text:p>
      <text:p text:style-name="P9"><text:tab/>}</text:p>
      <text:p text:style-name="P9"/>
      <text:p text:style-name="P9"/>
      <text:p text:style-name="P2">Like the function call example (above), the selector (“r”) is a pseudo-variable (even if it wraps a simple variable) bound to the selector expression since it's changes must be uniquely tracked for this member select. <text:s/>If a change is detected, <text:s/>the dependency is removed from the previously selected and added to the newly selected. <text:s/></text:p>
      <text:p text:style-name="P9"/>
      <text:h text:style-name="Heading_20_2" text:outline-level="2"><text:soft-page-break/>On-Replace</text:h>
      <text:p text:style-name="Text_20_body">Because all sets go through the setter, on-replace can be simply in-lined into the update branch of the setter. <text:s/>On-replace forces eager evaluation – a get is added to the invalidate method to achieve this – it must be called independent of the valid state. <text:s text:c="3"/>In invalidation, sequencing is important for this, the <text:s/><text:span text:style-name="T2">NEEDS_TRIGGER</text:span><text:span text:style-name="T10"> phase can't be set valid before that phase's invalidation call (or it will get smashed), but the </text:span><text:span text:style-name="T2">INV_PHASE</text:span><text:span text:style-name="T10"> phase must be set valid, or the bind will be evaluated twice.</text:span></text:p>
      <text:p text:style-name="Text_20_body"/>
      <text:p text:style-name="P9"><text:tab/>// def p = bind blip(x, z) on replace oldVal { println("{oldVal} -&gt; {p}") }</text:p>
      <text:p text:style-name="P9"/>
      <text:p text:style-name="P9"><text:tab/>Blop $p;</text:p>
      <text:p text:style-name="P9"/>
      <text:p text:style-name="P9"><text:tab/>Blop get$p() {</text:p>
      <text:p text:style-name="P9"><text:tab/> <text:s/>if ( ! isValidValue$( VOFF$p, INV_PHASE ) ) {</text:p>
      <text:p text:style-name="P9"><text:tab/> <text:s text:c="3"/>float oldArg1 = $expr1;</text:p>
      <text:p text:style-name="P9"><text:tab/> <text:s text:c="3"/>float oldArg2 = $expr2;</text:p>
      <text:p text:style-name="P9"><text:tab/> <text:s text:c="3"/>float newArg1 = get$x();</text:p>
      <text:p text:style-name="P9"><text:tab/> <text:s text:c="3"/>float newArg2 = get$z();</text:p>
      <text:p text:style-name="P9"><text:tab/> <text:s text:c="3"/>be$p( (oldArg1 != newArg1 || oldArg2 != newArg2)?</text:p>
      <text:p text:style-name="P9"><text:s text:c="20"/>blip( newArg1, newArg2 )</text:p>
      <text:p text:style-name="P9"><text:s text:c="18"/>: $p );</text:p>
      <text:p text:style-name="P9"><text:s text:c="8"/>}</text:p>
      <text:p text:style-name="P9"><text:tab/> <text:s/>return $p;</text:p>
      <text:p text:style-name="P9"><text:tab/>}</text:p>
      <text:p text:style-name="P9"/>
      <text:p text:style-name="P9"><text:tab/>void be$p(Blop nv$) {</text:p>
      <text:p text:style-name="P9"><text:tab/> <text:s/>if (! isEqual(nv$, $p)) {</text:p>
      <text:p text:style-name="P9"><text:tab/> <text:s text:c="3"/>Blop ov$ = $p;</text:p>
      <text:p text:style-name="P9"><text:tab/> <text:s text:c="3"/>invalidate$p(INV_PHASE);</text:p>
      <text:p text:style-name="P9"><text:tab/> <text:s text:c="3"/>$p = $nv;</text:p>
      <text:p text:style-name="P9"><text:tab/> <text:s text:c="3"/>setValidValue$( VOFF$p, INV_PHASE );</text:p>
      <text:p text:style-name="P9"><text:tab/> <text:s text:c="3"/>invalidate$p(NEEDS_TRIGGER);</text:p>
      <text:p text:style-name="P9"><text:tab/> <text:s text:c="3"/>setValidValue$( VOFF$p, NEEDS_TRIGGER );</text:p>
      <text:p text:style-name="P9"><text:tab/> <text:s text:c="3"/>onReplace$p(ov$);</text:p>
      <text:p text:style-name="P9"><text:tab/> <text:s/>} else {</text:p>
      <text:p text:style-name="P9"><text:tab/> <text:s text:c="3"/>setValidValue$( VOFF$p, INV_PHASE );</text:p>
      <text:p text:style-name="P9"><text:tab/> <text:s text:c="3"/>setValidValue$( VOFF$p, NEEDS_TRIGGER );</text:p>
      <text:p text:style-name="P9"><text:tab/> <text:s/>}</text:p>
      <text:p text:style-name="P9"><text:tab/>}</text:p>
      <text:p text:style-name="P9"/>
      <text:p text:style-name="P9"><text:tab/>void onReplace$p(Blop ov$) {</text:p>
      <text:p text:style-name="P9"><text:tab/> <text:s/>// Trigger body</text:p>
      <text:p text:style-name="P9"><text:tab/> <text:s/>print... // whatever</text:p>
      <text:p text:style-name="P9"><text:tab/>}</text:p>
      <text:p text:style-name="P9"/>
      <text:p text:style-name="P9"><text:tab/>void invalidate$p(Phase phase) {</text:p>
      <text:p text:style-name="P9"><text:span text:style-name="T1"><text:tab/> <text:s/></text:span>if (isValidValue$(VOFF$p, phase) ( {</text:p>
      <text:p text:style-name="P9"><text:tab/> <text:s text:c="3"/>clearValidValue$( VOFF$p, phase );</text:p>
      <text:p text:style-name="P9"><text:tab/> <text:s text:c="3"/>notifyDependents$( VOFF$p, phase );</text:p>
      <text:p text:style-name="P9"><text:tab/> <text:s/>}</text:p>
      <text:p text:style-name="P9"><text:s text:c="8"/>// When there is an on-replace, we always (eager) want</text:p>
      <text:p text:style-name="P9"><text:s text:c="8"/>// to force immediate re-evaluation</text:p>
      <text:p text:style-name="P9"><text:s text:c="8"/>if (phase == NEEDS_TRIGGER) {</text:p>
      <text:p text:style-name="P9"><text:tab/> <text:s text:c="3"/>get$p();</text:p>
      <text:p text:style-name="P9"><text:s text:c="8"/>}</text:p>
      <text:p text:style-name="P9"><text:tab/>}</text:p>
      <text:p text:style-name="Standard"/>
      <text:h text:style-name="Heading_20_2" text:outline-level="2"><text:soft-page-break/>Cut-Off Operations</text:h>
      <text:p text:style-name="Text_20_body">Like member select, the cut-off operations logical-and and logical-or invite dynamic dependency management. <text:s/>However, the variable-specific dependencies are hard-coded in the update method and this dynamism is not practical. <text:s/>So, these operations are translated in the same manner as arithmetic operations. <text:s/>Because evaluation is done top-down and the dependencies only control invalidation (not evaluation), the cut-off side will not be inappropriately evaluated. <text:s text:c="2"/>As a result, it is likely that the reduced dependency management will compensation for the extra dependencies.</text:p>
      <text:h text:style-name="Heading_20_2" text:outline-level="2">Bi-Directional Bind</text:h>
      <text:p text:style-name="Text_20_body">Again, that all setting of variables goes through the setter, offers simplicity in the implementation of bi-directional bind.</text:p>
      <text:p text:style-name="Text_20_body">As currently, the selector in a bi-directional bind cannot change, the selector '$d$r' is set during initialization to this.get$r() <text:s text:c="2"/>Note that just setting 'r.v' to 'd' in the setter is all that is needed to make it bi-directional.</text:p>
      <text:p text:style-name="Text_20_body"/>
      <text:p text:style-name="P9"><text:tab/>// var d = bind with inverse not r.v</text:p>
      <text:p text:style-name="P9"><text:tab/></text:p>
      <text:p text:style-name="P9"><text:tab/>String $d;</text:p>
      <text:p text:style-name="P9"><text:tab/>Baz $d$r = null;</text:p>
      <text:p text:style-name="P9"/>
      <text:p text:style-name="P9"><text:tab/>String get$d() {</text:p>
      <text:p text:style-name="P9"><text:s/><text:tab/> <text:s/>if (!isValidValue(VOFF$d, INV_PHASE)) { </text:p>
      <text:p text:style-name="P9"><text:s text:c="11"/>final Baz bfx$0tmp = $d$r; </text:p>
      <text:p text:style-name="P9"><text:s text:c="11"/>final Baz bfx$1tmp = get$d$r(); </text:p>
      <text:p text:style-name="P9"><text:s text:c="11"/>FXBase.switchDependence$(this, VOFF$v, bfx$0tmp, bfx$1tmp); </text:p>
      <text:p text:style-name="P9"><text:s text:c="11"/>be$d(get$d$r() != null ? get$d$r().get$v() : null); </text:p>
      <text:p text:style-name="P9"><text:s text:c="9"/>} </text:p>
      <text:p text:style-name="P9"><text:s text:c="9"/>return $d;</text:p>
      <text:p text:style-name="P9"><text:tab/>}</text:p>
      <text:p text:style-name="P9"/>
      <text:p text:style-name="P9"><text:tab/>public Object set$d(final Object varNewValue$) { </text:p>
      <text:p text:style-name="P9"><text:s text:c="9"/>final Object ibfx$0tmp = varNewValue$; </text:p>
      <text:p text:style-name="P9"><text:s text:c="9"/>final Test.B ibfx$1tmp = get$d$r(); </text:p>
      <text:p text:style-name="P9"><text:s text:c="9"/>if (ibfx$1tmp != null) { </text:p>
      <text:p text:style-name="P9"><text:s text:c="12"/>ibfx$1tmp.set$v(ibfx$0tmp); //make bidirectional</text:p>
      <text:p text:style-name="P9"><text:s text:c="9"/>} </text:p>
      <text:p text:style-name="P9"><text:s text:c="9"/>be$d(varNewValue$); </text:p>
      <text:p text:style-name="P9"><text:s text:c="9"/>return $d; </text:p>
      <text:p text:style-name="P9"><text:s text:c="5"/>}</text:p>
      <text:h text:style-name="Heading_20_2" text:outline-level="2">BindingException</text:h>
      <text:p text:style-name="Text_20_body">The above translation patterns do not generate a BindingException on assignment to a unidirectionally bound variable. To throw a BindingException in this case, add a set$x() that is called to implement assignment instead of directly calling be$x()</text:p>
      <text:p text:style-name="Text_20_body"/>
      <text:p text:style-name="P9"><text:s/><text:tab/>// var b = 9;</text:p>
      <text:p text:style-name="P9"/>
      <text:p text:style-name="P9"><text:tab/>int set$b(int nv$) {</text:p>
      <text:p text:style-name="P9"><text:tab/> <text:s/>be$b(nv$);</text:p>
      <text:p text:style-name="P9"><text:tab/> <text:s/>return $b;</text:p>
      <text:p text:style-name="P9"><text:soft-page-break/><text:tab/>}</text:p>
      <text:p text:style-name="P9"/>
      <text:p text:style-name="P9"><text:tab/>...</text:p>
      <text:p text:style-name="P9"/>
      <text:p text:style-name="P9"><text:tab/>// def a = bind b + c</text:p>
      <text:p text:style-name="P9"/>
      <text:p text:style-name="P9"><text:tab/>int set$a(int nv$) {</text:p>
      <text:p text:style-name="P9"><text:tab/> <text:s/>throw new BindingException(...);</text:p>
      <text:p text:style-name="P9"><text:tab/>}</text:p>
      <text:p text:style-name="P9"/>
      <text:p text:style-name="Text_20_body">See below for the handling of <text:s/>BindingException in more complex situations – override, object literal, A minor behavioral incompatibility is represented by BindingException raised when a bidi-bound is setup when one of the bindee/binder is not mutable. In 1.2 we used to get an exception at initialization time, so that the code below would fail at runtime:</text:p>
      <text:p text:style-name="P9">class B { </text:p>
      <text:p text:style-name="P9"><text:s text:c="3"/>var x = 10; </text:p>
      <text:p text:style-name="P9"><text:s text:c="3"/>var y = 10; </text:p>
      <text:p text:style-name="P9"><text:s text:c="3"/>var z = bind y with inverse; </text:p>
      <text:p text:style-name="P9">} </text:p>
      <text:p text:style-name="P9"/>
      <text:p text:style-name="P9">class C extends B { </text:p>
      <text:p text:style-name="P9"><text:s text:c="3"/>override var y = bind x; </text:p>
      <text:p text:style-name="P9">} </text:p>
      <text:p text:style-name="P9"/>
      <text:p text:style-name="P9">C{}</text:p>
      <text:p text:style-name="P9"/>
      <text:p text:style-name="Standard">The same code now succed with the new implementation, as long B.z is never set explicitly (in which case z's setter will call y's setter thus causing a BindingException to be raised).</text:p>
      <text:h text:style-name="Heading_20_2" text:outline-level="2">Overriding Variables</text:h>
      <text:p text:style-name="Text_20_body">Variable override can be achieved by overriding the definitional methods: be$, set$, get$, update, onReplace$, and applyDefaults. <text:s/>The overriding method always calling the super for update and onReplace$; and for applyDefaults calling it if no default is found.</text:p>
      <text:h text:style-name="Heading_20_2" text:outline-level="2">Value Overriding Bind in Object Literal / Class Override</text:h>
      <text:p text:style-name="Text_20_body">One approach to allowing object literals to set variables whose default initializer is bound, is to add a flag bit. <text:s/>Here represented with <text:span text:style-name="T2">isValueOverride$()</text:span> and <text:span text:style-name="T2">setValueOverride$()</text:span>.</text:p>
      <text:p text:style-name="Text_20_body">This approach allows for value override --</text:p>
      <text:p text:style-name="P4"/>
      <text:p text:style-name="P9"><text:tab/>// var a = bind b + c</text:p>
      <text:p text:style-name="P9"/>
      <text:p text:style-name="P9"><text:tab/>int get$a() { </text:p>
      <text:p text:style-name="P9"><text:tab/> <text:s/>if ( !isValueOverride$(VOFF$a) &amp;&amp; !isValidValue$(VOFF$a) ) {</text:p>
      <text:p text:style-name="P9"><text:s text:c="10"/>int result = get$b() + get$c(); <text:s/>// compute result</text:p>
      <text:p text:style-name="P9"><text:tab/> <text:s text:c="3"/>be$a( result );</text:p>
      <text:p text:style-name="P9"><text:tab/> <text:s/>}</text:p>
      <text:p text:style-name="P9"><text:tab/> <text:s/>return $a;</text:p>
      <text:p text:style-name="P9"><text:tab/>}</text:p>
      <text:p text:style-name="P9"/>
      <text:p text:style-name="P9"><text:tab/>int set$a(int nv$) {</text:p>
      <text:p text:style-name="P9"><text:tab/> <text:s/>// Exception now conditional on value override</text:p>
      <text:p text:style-name="P9"><text:tab/> <text:s/>if ( isValueOverride$(VOFF$a) ) {</text:p>
      <text:p text:style-name="P9"><text:soft-page-break/><text:tab/> <text:s text:c="3"/>return be$a(nv$);</text:p>
      <text:p text:style-name="P9"><text:tab/> <text:s/>} else {</text:p>
      <text:p text:style-name="P9"><text:tab/> <text:s text:c="3"/>throw new BindingException(...);</text:p>
      <text:p text:style-name="P9"><text:tab/> <text:s/>}</text:p>
      <text:p text:style-name="P9"><text:tab/>}</text:p>
      <text:p text:style-name="Text_20_body"/>
      <text:p text:style-name="Text_20_body">Object literal initialization using this would be very much like it is now, except no addTriggers is needed and a set of the value override flag is needed. <text:s/></text:p>
      <text:p text:style-name="Text_20_body"/>
      <text:p text:style-name="P9"><text:tab/>// Foo {b : 55}</text:p>
      <text:p text:style-name="P9"/>
      <text:p text:style-name="P9"><text:tab/>{</text:p>
      <text:p text:style-name="P9"><text:s text:c="12"/>final Foo jfx$0objlit = new Foo(true);</text:p>
      <text:p text:style-name="P9"><text:s text:c="12"/>final int jfx$2count = jfx$0objlit.count$();</text:p>
      <text:p text:style-name="P9"><text:s text:c="12"/>final int jfx$3off = Foo.VOFF$b;</text:p>
      <text:p text:style-name="P9"><text:s text:c="12"/>for (int jfx$1loop = 0; jfx$1loop &lt; jfx$2count; jfx$1loop += 1) </text:p>
      <text:p text:style-name="P9"><text:s text:c="14"/>if (jfx$1loop == jfx$3off) {</text:p>
      <text:p text:style-name="P9"><text:s text:c="16"/>jfx$0objlit.setValueOverride$(Foo.VOFF$b); </text:p>
      <text:p text:style-name="P9"><text:s text:c="16"/>jfx$0objlit.be$b(55); </text:p>
      <text:p text:style-name="P9"><text:s text:c="14"/>} else </text:p>
      <text:p text:style-name="P9"><text:s text:c="16"/>jfx$0objlit.applyDefaults$(jfx$1loop);</text:p>
      <text:p text:style-name="P9"><text:s text:c="12"/>jfx$0objlit.complete$();</text:p>
      <text:p text:style-name="P9"><text:s text:c="12"/>jfx$0objlit</text:p>
      <text:p text:style-name="P9"><text:s text:c="8"/>}</text:p>
      <text:p text:style-name="Standard"/>
      <text:p text:style-name="Text_20_body">An alternative would be to handle it in the same manner as bound object literal initializers are handled (see below).</text:p>
      <text:h text:style-name="Heading_20_2" text:outline-level="2">Object Literals (General Case)</text:h>
      <text:p text:style-name="Text_20_body">The simplest approach to object literals, and thus the initial approach, is just to generate inner sub-classes – handling them like variable override. <text:s/>The downside to this is static footprint increase. <text:s/>One optimization to this, for object literals without bind, is described above. <text:s/>It is possible that this will handle enough cases to be acceptable. <text:s/>A broader optimization would be to have one class per script and do double dispatch, as was discussed for object literals at the end of Marina.</text:p>
      <text:h text:style-name="Heading_20_2" text:outline-level="2">Local Variable Binds</text:h>
      <text:p text:style-name="Text_20_body">The described mechanism requires each variable to be addressed by a (FXObject, varNum) tuple. <text:s/>Each variable that is bound or which can be bound-to must addressable in this manner. <text:s/>Two approaches to address this are the use of general single-value containers for locals or wrapping the local context in a class. <text:s/>The single-value container approach would use the double dispatch class mentioned above – making it reminiscent of a Location / BindingExpression pair. <text:s/>Because of this similarity, this approach could be fruitful transitionally as well. Alternatively, the local contexts (functions and loop bodies) which have bound variables or which have variables that are referenced in a bound expression can have the local context wrapped into an FXBase subclass. <text:s/>Because <text:s/>local binds are comparatively rare, static footprint may not be a significant concern. <text:s/>However, turning local contexts into classes will have implication for context tracking in translation. <text:s/>Bound functions would always need to be converted to classes.</text:p>
      <text:h text:style-name="Heading_20_2" text:outline-level="2"><text:soft-page-break/>Script Variables</text:h>
      <text:p text:style-name="Text_20_body">Script variables as well must be referenceable by a (FXObject, varNum) tuple. <text:s/>This would require scripts with script variables being held in a singleton instance and that varNum generation be extended to script variables. <text:s/>Doing so should have the positive side-effects easing initialization timing and of increasing the symmetry of translation.</text:p>
      <text:p text:style-name="Text_20_body">The mechanism is to create a static inner class of the top-level class to hold the script-level members, these members will be static within that class. <text:s/>The singleton instance is lazily created and is needed only to reference script-level bound member select. <text:s/>For script-level variable 'a' in script X.fx:</text:p>
      <text:p text:style-name="P9"><text:s text:c="2"/>class X {</text:p>
      <text:p text:style-name="P9"><text:s text:c="4"/>static class X$Script {</text:p>
      <text:p text:style-name="P9"><text:s text:c="6"/>public static int VOFF$a;</text:p>
      <text:p text:style-name="P9"><text:s text:c="6"/>public static int $a;</text:p>
      <text:p text:style-name="P9"><text:s text:c="6"/>public int get$a() {</text:p>
      <text:p text:style-name="P9"><text:s text:c="8"/>return $a;</text:p>
      <text:p text:style-name="P9"><text:s text:c="6"/>}<text:tab/></text:p>
      <text:p text:style-name="P9"><text:s text:c="6"/>…</text:p>
      <text:p text:style-name="P9"><text:s text:c="4"/>}</text:p>
      <text:p text:style-name="P9"><text:s text:c="2"/>}<text:tab/><text:tab/></text:p>
      <text:h text:style-name="Heading_20_1" text:outline-level="1">Implementation of Bind and On-Replace for Sequences</text:h>
      <text:p text:style-name="Text_20_body">The update approach detailed above does not have mechanism for sending information about the update. <text:s/>For non-sequences, this is not a problem as values are simply requested from the dependents (caching as needed). <text:s/>But for sequences the portion of the sequence that has changed is usually needed for efficient operation. <text:s/>For triggers this and sometimes the previous value are needed. <text:s/></text:p>
      <text:h text:style-name="Heading_20_2" text:outline-level="2">Constraints on a Bound Sequence Design</text:h>
      <text:p text:style-name="P6">There are multiple possible approaches to a addressing bound sequences in this proposal. <text:s/>Any such approach would need to address the following sequence creation mechanisms:</text:p>
      <text:p text:style-name="Code"/>
      <text:p text:style-name="Code">bind [a, b, c]</text:p>
      <text:p text:style-name="Code">bind [m..n]</text:p>
      <text:p text:style-name="Code">bind seq[m..n]</text:p>
      <text:p text:style-name="Code">bind for (elem in seq) { … }</text:p>
      <text:p text:style-name="Text_20_body"/>
      <text:p text:style-name="Text_20_body">Additionally, bound sequence indexing must be addressed:</text:p>
      <text:p text:style-name="Code"/>
      <text:p text:style-name="Code">bind seq[k]</text:p>
      <text:p text:style-name="Text_20_body"/>
      <text:p text:style-name="Text_20_body">And bound sequences must be usable in non-bound contexts. <text:s/>Such access is always semantically value access, but to prevent excess copying, assignment and parameter passing should be appropriately handled – and that handling should including sharing that preserves value semantics:</text:p>
      <text:p text:style-name="Code"/>
      <text:p text:style-name="Code">bseq[k]</text:p>
      <text:p text:style-name="Code">seq = bseq;</text:p>
      <text:p text:style-name="Code">foo( bseq )</text:p>
      <text:p text:style-name="Code"><text:soft-page-break/></text:p>
      <text:p text:style-name="Text_20_body">Bound sequences must be able to field updates to sequences on which they depend. <text:s/>For non-bound sequences, these include:</text:p>
      <text:p text:style-name="Code"/>
      <text:p text:style-name="Code">insert x into seq;</text:p>
      <text:p text:style-name="Code">delete y from seq;</text:p>
      <text:p text:style-name="Code">seq[m..n] = q;</text:p>
      <text:p text:style-name="Code">seq = q;</text:p>
      <text:p text:style-name="Code">seq[k] = z;</text:p>
      <text:p text:style-name="Code"/>
      <text:p text:style-name="Text_20_body">For update purposes these can all be considered slice replacement.</text:p>
      <text:p text:style-name="Text_20_body">Sequence variables (bound and non-bound) must eagerly call their on-replace trigger:</text:p>
      <text:p text:style-name="Code"/>
      <text:p text:style-name="Code"><text:span text:style-name="T6">on replace</text:span> oldValue[ firstIndex .. lastIndex ] <text:span text:style-name="T6">=</text:span> newElements <text:span text:style-name="T6">{</text:span> ... <text:span text:style-name="T6">}</text:span></text:p>
      <text:p text:style-name="Text_20_body"/>
      <text:h text:style-name="Heading_20_2" text:outline-level="2">Overview of Sequence Implementation</text:h>
      <text:p text:style-name="Text_20_body">This proposal is to mirror, as closely as possible, the lazy semantics of non-sequence binds, including the compilation of operations into the methods and fields of generated code. <text:s/>The lazy operation is generally uncached and changes are passed-through as a view. <text:s/>In order to track the slice updates, however, non-sequence index control expressions must be eagerly evaluated.</text:p>
      <text:h text:style-name="Heading_20_2" text:outline-level="2">Sequence Runtime Support</text:h>
      <text:p text:style-name="Text_20_body">The existing sequence runtime classes will provide the majority of functionality needed. <text:s/>However, since bound sequences existing only in the generated code, there must be mechanisms to expose them non-bound code – for example, to pass them to functions. <text:s/>SequenceRef will be used to wrap the virtual representation of the bound sequence variable – represented by its instance and varNum. <text:s/>Because this underlying virtual value may change, the update mechanism needs a way to freeze the current value by freezing it with its current value.</text:p>
      <text:p text:style-name="Code">class SequenceRef&lt;T&gt; extends AbstractSequence&lt;T&gt; {</text:p>
      <text:p text:style-name="Code"><text:s text:c="3"/>Sequence&lt;T&gt; reified;</text:p>
      <text:p text:style-name="Code"><text:s text:c="3"/>FXObject instance;</text:p>
      <text:p text:style-name="Code"><text:s text:c="3"/>int varNum;</text:p>
      <text:p text:style-name="Code"/>
      <text:p text:style-name="Code"><text:s text:c="3"/>SequenceRef( FXObject instance, <text:s/>int varNum) {</text:p>
      <text:p text:style-name="Code"><text:s text:c="6"/>this.reified = null; <text:s/>// set if frozen</text:p>
      <text:p text:style-name="Code"><text:s text:c="6"/>this.instance = instance;</text:p>
      <text:p text:style-name="Code"><text:s text:c="6"/>this.varNum = varNum;</text:p>
      <text:p text:style-name="Code"><text:s text:c="3"/>}</text:p>
      <text:p text:style-name="Code"/>
      <text:p text:style-name="Code"><text:s text:c="3"/>void freeze() {</text:p>
      <text:p text:style-name="Code"><text:s text:c="6"/>reified = …; // copy from instance X varNum</text:p>
      <text:p text:style-name="Code"><text:s text:c="3"/>}</text:p>
      <text:p text:style-name="Code"/>
      <text:p text:style-name="Code"><text:s text:c="3"/>int size() {</text:p>
      <text:p text:style-name="Code"><text:soft-page-break/><text:s text:c="6"/>if (reified != null) </text:p>
      <text:p text:style-name="Code"><text:s text:c="9"/>return reified.size();</text:p>
      <text:p text:style-name="Code"><text:s text:c="6"/>else</text:p>
      <text:p text:style-name="Code"><text:s text:c="9"/>return instance.seq$size(varNum);</text:p>
      <text:p text:style-name="Code"><text:s text:c="3"/>}</text:p>
      <text:p text:style-name="Code"/>
      <text:p text:style-name="Code"><text:s text:c="3"/>T get(int pos) {</text:p>
      <text:p text:style-name="Code"><text:s text:c="6"/>if (reified != null) </text:p>
      <text:p text:style-name="Code"><text:s text:c="9"/>return reified.get(pos);</text:p>
      <text:p text:style-name="Code"><text:s text:c="6"/>else</text:p>
      <text:p text:style-name="Code"><text:s text:c="9"/>return (T) instance.seq$get(varNum, pos);</text:p>
      <text:p text:style-name="Code"><text:s text:c="3"/>}</text:p>
      <text:p text:style-name="Code">}</text:p>
      <text:p text:style-name="Code"/>
      <text:h text:style-name="Heading_20_2" text:outline-level="2">Update Methods</text:h>
      <text:p text:style-name="Text_20_body">The three sequence update methods directly parallel the non-sequence versions, but have additional parameters:</text:p>
      <text:p text:style-name="Code"/>
      <text:p text:style-name="Code">seq$notifyDependents(int varNum, int begin, int end, int newLen)</text:p>
      <text:p text:style-name="Code">seq$update(FXObject instance, int varNum, int begin, int end, int newLen)</text:p>
      <text:p text:style-name="Code">seq$invalidate$xyz(int begin, int end, int newLen)</text:p>
      <text:p text:style-name="Code"/>
      <text:p text:style-name="Text_20_body">Usage is exactly like the non-sequence methods.<text:span text:style-name="T7"> <text:s/>These could be overloaded methods, but for clarity </text:span><text:span text:style-name="T7">are uniquely prefixed. </text:span><text:s/>The seq$notifyDependents method is used on the invalidating side to notify other class instances that a sequence has changed. <text:s/>The other two are used on the invalidated side. <text:s text:c="2"/>The seq$update method is used to <text:span text:style-name="T7">inverse multiplex these notification to the variable-specific seq$invalidate$xyz methods. <text:s/>As is the case with non-sequences, inter-class update (seq$notifyDependents and seq$update) are only used for bound member select – thus the invalidated slice exactly matches. <text:s/>For bound sequence expressions which include member selection the selection is broken out as a separate bound variable. <text:s/>Thus all complexity is at the intra-class level.</text:span></text:p>
      <text:p text:style-name="P7">The parameters are as follows:</text:p>
      <text:list xml:id="list33110183" text:style-name="L2">
        <text:list-item>
          <text:p text:style-name="P26">varNum indicates the sequence variable that has changed</text:p>
        </text:list-item>
        <text:list-item>
          <text:p text:style-name="P26">begin is the beginning index of the changed slice</text:p>
        </text:list-item>
        <text:list-item>
          <text:p text:style-name="P26">end is the end index of the changed slice</text:p>
        </text:list-item>
        <text:list-item>
          <text:p text:style-name="P26">newLen is the length of the sequence that replaces the slice [begin..end]</text:p>
        </text:list-item>
      </text:list>
      <text:h text:style-name="P22" text:outline-level="2">Access Methods</text:h>
      <text:p text:style-name="P7">In addition to the standard get$xyz, be$xyz, and set$xyz methods, a sequence length and element get method are generated for sequence variables. <text:s/>These match the needs of Sequence in general:</text:p>
      <text:p text:style-name="P14"/>
      <text:p text:style-name="P14">T seq$get$xyz(int pos)</text:p>
      <text:p text:style-name="P14">int seq$size$xyz()</text:p>
      <text:p text:style-name="P14"/>
      <text:p text:style-name="P7"><text:soft-page-break/>Additionally, like the other methods which switch to the variable specific method based on the varNum, These match the needs of SequenceRef in particular:</text:p>
      <text:p text:style-name="P14"/>
      <text:p text:style-name="P14">Object seq$get(int varNum, int pos)</text:p>
      <text:p text:style-name="P14">int seq$size(int varNum)</text:p>
      <text:h text:style-name="P22" text:outline-level="2">Non-Bound Sequences</text:h>
      <text:p text:style-name="P7">For the variable declaration:</text:p>
      <text:p text:style-name="P14">var b : Foo[];</text:p>
      <text:p text:style-name="P14"/>
      <text:p text:style-name="P7">A sketch of the generated code follows:</text:p>
      <text:p text:style-name="P14"/>
      <text:p text:style-name="P14">SequenceVar&lt;Foo&gt; $b = new SequenceVar&lt;Foo&gt;();</text:p>
      <text:p text:style-name="P14"/>
      <text:p text:style-name="P14">Foo seq$get$b(int pos) {</text:p>
      <text:p text:style-name="P14"><text:s text:c="3"/>return $b.get(pos);</text:p>
      <text:p text:style-name="P14">}</text:p>
      <text:p text:style-name="P14"/>
      <text:p text:style-name="P14">int seq$size$b() {</text:p>
      <text:p text:style-name="P14"><text:s text:c="3"/>return $b.size();</text:p>
      <text:p text:style-name="P14">}</text:p>
      <text:p text:style-name="P14"/>
      <text:p text:style-name="P14">Sequence&lt;Foo&gt; get$b() {</text:p>
      <text:p text:style-name="P14"><text:s text:c="3"/>return $b;</text:p>
      <text:p text:style-name="P14">}</text:p>
      <text:p text:style-name="P14"/>
      <text:p text:style-name="P14">Sequence&lt;Foo&gt; be$b(Sequence&lt;Foo&gt; seq) {</text:p>
      <text:p text:style-name="P14"><text:s text:c="3"/>return $b.set(seq);</text:p>
      <text:p text:style-name="P14">}</text:p>
      <text:p text:style-name="P14"/>
      <text:p text:style-name="P14">Sequence&lt;Foo&gt; set$b(Sequence&lt;Foo&gt; seq) {</text:p>
      <text:p text:style-name="P14"><text:s text:c="3"/>return be$b(seq);</text:p>
      <text:p text:style-name="P14">}</text:p>
      <text:p text:style-name="P14"/>
      <text:p text:style-name="P7">This is technically sufficient since all actions on a sequence are supported. <text:s/>Mutative actions can be represented as slice replacement:</text:p>
      <text:p text:style-name="P14">insert blah into b;</text:p>
      <text:p text:style-name="P14"/>
      <text:p text:style-name="P7">Could become:</text:p>
      <text:p text:style-name="P14">get$b().replace(seq$size$b(), seq$size$b() -1, Sequences.singleton(blah));</text:p>
      <text:p text:style-name="P14"/>
      <text:p text:style-name="P7">But this is clearly awkward and inefficient and would best be supported by providing higher-level support in SequenceVar.</text:p>
      <text:h text:style-name="P22" text:outline-level="2"/>
      <text:h text:style-name="P23" text:outline-level="2">Bound Sequences</text:h>
      <text:p text:style-name="Text_20_body">Bound sequence support builds on the above. <text:s/>Let's start simple:</text:p>
      <text:h text:style-name="Heading_20_3" text:outline-level="3">Bound Range Sequence</text:h>
      <text:p text:style-name="Code"/>
      <text:p text:style-name="Code">def range = bind [rb .. re]</text:p>
      <text:p text:style-name="Text_20_body"/>
      <text:p text:style-name="Text_20_body">The range begin and end are factored out (like what is done for dependents of bound non-sequences):</text:p>
      <text:p text:style-name="Code">int $rb;</text:p>
      <text:p text:style-name="Code">int $re;</text:p>
      <text:p text:style-name="Code"/>
      <text:p text:style-name="Text_20_body">With bound accessor methods for $rb and $re generated in the normal way. <text:s/>Note there is no field representing the sequence itself. </text:p>
      <text:p text:style-name="Text_20_body">The sequence accessors are simply computed:</text:p>
      <text:p text:style-name="P14">int seq$get$range(int pos) {</text:p>
      <text:p text:style-name="P14"><text:s text:c="3"/>return (pos &gt; 0 &amp;&amp; pos &lt; ($re-$rb))? pos + $rb : null;</text:p>
      <text:p text:style-name="P14">}</text:p>
      <text:p text:style-name="P14"/>
      <text:p text:style-name="P14">int seq$size$range() {</text:p>
      <text:p text:style-name="P14"><text:s text:c="3"/>return max(0, $re-$rb);</text:p>
      <text:p text:style-name="P14">}</text:p>
      <text:p text:style-name="P14"/>
      <text:p text:style-name="P7">The set$range method, like all unidirectionally bound variables simply throws a BindingException. The be$range method is unneeded, and get$range method is:</text:p>
      <text:p text:style-name="P14">Sequence&lt;Integer&gt; get$range() {</text:p>
      <text:p text:style-name="P14"><text:s text:c="3"/>return new SequenceRef(this, VOFF$range);</text:p>
      <text:p text:style-name="P14">}</text:p>
      <text:p text:style-name="P14"/>
      <text:p text:style-name="P7">This code is the same in all cases, and will not be repeated. <text:s/>Caching this is an optimization knob that can be tweaked. <text:s/></text:p>
      <text:p text:style-name="P7">Invalidation not of direct interest for this code, and is present only for on-replace and bound expressions dependent on this bound sequence variable. <text:s/>Note that this code is asymmetric with the code for non-sequences (invalidate$re is left as an exercise for the reader, as is covering all the edge cases):</text:p>
      <text:p text:style-name="P14">void invalidate$rb() {</text:p>
      <text:p text:style-name="P14"><text:s text:c="3"/>int before = $rb;</text:p>
      <text:p text:style-name="P14"><text:s text:c="3"/>int after = get$rb();</text:p>
      <text:p text:style-name="P14"><text:s text:c="3"/>if (after &gt; before) {</text:p>
      <text:p text:style-name="P14"><text:s text:c="6"/>seq$invalidate$range(0, min(after, $re) - before, 0);</text:p>
      <text:p text:style-name="P14"><text:s text:c="3"/>} else if (after &lt; before) {</text:p>
      <text:p text:style-name="P14"><text:s text:c="6"/>seq$invalidate$range(0, -1, before-after);</text:p>
      <text:p text:style-name="P14"><text:s text:c="3"/>}</text:p>
      <text:p text:style-name="P14">}</text:p>
      <text:p text:style-name="P14"><text:soft-page-break/><text:s text:c="12"/></text:p>
      <text:h text:style-name="Heading_20_3" text:outline-level="3">Bound Explicit Sequence (Non-Nullable)</text:h>
      <text:p text:style-name="Code"/>
      <text:p text:style-name="Code">def explicit = [x, y, z];</text:p>
      <text:p text:style-name="Code"/>
      <text:p text:style-name="Text_20_body">For explicit sequences built of non-nullable expressions (which, besides the built-in types, includes expressions such as instantiation), the generated code can be quite simple:</text:p>
      <text:p text:style-name="Code"/>
      <text:p text:style-name="Code">float $x; <text:s/>// plus bound accessors</text:p>
      <text:p text:style-name="Code">float $y; <text:s/>// plus bound accessors</text:p>
      <text:p text:style-name="Code">float $z; <text:s/>// plus bound accessors</text:p>
      <text:p text:style-name="Code"/>
      <text:p text:style-name="P14">float seq$get$explicit(int pos) {</text:p>
      <text:p text:style-name="P14"><text:s text:c="3"/>switch (pos) {</text:p>
      <text:p text:style-name="P14"><text:s text:c="3"/>case 0:</text:p>
      <text:p text:style-name="P14"><text:s text:c="6"/>return $x;</text:p>
      <text:p text:style-name="P14"><text:s text:c="3"/>case 1:</text:p>
      <text:p text:style-name="P14"><text:s text:c="6"/>return $y;</text:p>
      <text:p text:style-name="P14"><text:s text:c="3"/>case 2:</text:p>
      <text:p text:style-name="P14"><text:s text:c="6"/>return $z;</text:p>
      <text:p text:style-name="P14"><text:s text:c="3"/>default:</text:p>
      <text:p text:style-name="P14"><text:s text:c="6"/>return 0.0f;</text:p>
      <text:p text:style-name="P14">}</text:p>
      <text:p text:style-name="P14"/>
      <text:p text:style-name="P14">int seq$size$explicit() {</text:p>
      <text:p text:style-name="P14"><text:s text:c="3"/>return 3;</text:p>
      <text:p text:style-name="P14">}</text:p>
      <text:p text:style-name="P14"/>
      <text:p text:style-name="P14">void invalidate$x() {</text:p>
      <text:p text:style-name="P14"><text:s text:c="3"/>seq$invalidate$explicit(0, 0, 1);</text:p>
      <text:p text:style-name="P14">}</text:p>
      <text:p text:style-name="P14"/>
      <text:p text:style-name="P14">void invalidate$y() {</text:p>
      <text:p text:style-name="P14"><text:s text:c="3"/>seq$invalidate$explicit(1, 1, 1);</text:p>
      <text:p text:style-name="P14">}</text:p>
      <text:p text:style-name="P14"/>
      <text:p text:style-name="P14">void invalidate$z() {</text:p>
      <text:p text:style-name="P14"><text:s text:c="3"/>seq$invalidate$explicit(2, 2, 1);</text:p>
      <text:p text:style-name="P14">}</text:p>
      <text:p text:style-name="Text_20_body"/>
      <text:h text:style-name="Heading_20_3" text:outline-level="3"/>
      <text:h text:style-name="P25" text:outline-level="3">Bound Explicit Sequence (of Sequences)</text:h>
      <text:p text:style-name="Code"/>
      <text:p text:style-name="Code">def bess = bind [s1, s2, s3];</text:p>
      <text:p text:style-name="Code"/>
      <text:p text:style-name="Text_20_body">Here the complexity is mapping the positions in the synthetic sequence. <text:s/>Since explicit sequences tend to have a small number of source items, sequential checks are not only simplest but probably most efficient. <text:s/>For long lists of source sequences many optimizations are possible. <text:s/>Even this simple sequential check could be optimized:</text:p>
      <text:p text:style-name="Code"/>
      <text:p text:style-name="P14">Bar seq$get$bess(int pos) {</text:p>
      <text:p text:style-name="P14"><text:s text:c="3"/>int start = 0;</text:p>
      <text:p text:style-name="P14"><text:s text:c="3"/>int next = seq$size$s1();</text:p>
      <text:p text:style-name="P14"><text:s text:c="3"/>if (pos &lt; next) {</text:p>
      <text:p text:style-name="P14"><text:s text:c="6"/>return seq$get$s1(pos – start);</text:p>
      <text:p text:style-name="P14"><text:s text:c="3"/>}</text:p>
      <text:p text:style-name="P14"><text:s text:c="3"/>start = next;</text:p>
      <text:p text:style-name="P14"><text:s text:c="3"/>next += seq$size$s2();</text:p>
      <text:p text:style-name="P14"><text:s text:c="3"/>if (pos &lt; next) {</text:p>
      <text:p text:style-name="P14"><text:s text:c="6"/>return seq$get$s2(pos – start);</text:p>
      <text:p text:style-name="P14"><text:s text:c="3"/>}</text:p>
      <text:p text:style-name="P14"><text:s text:c="3"/>start = next;</text:p>
      <text:p text:style-name="P14"><text:s text:c="3"/>next += seq$size$s3();</text:p>
      <text:p text:style-name="P14"><text:s text:c="3"/>if (pos &lt; next) {</text:p>
      <text:p text:style-name="P14"><text:s text:c="6"/>return seq$get$s3(pos – start);</text:p>
      <text:p text:style-name="P14"><text:s text:c="3"/>}</text:p>
      <text:p text:style-name="P14"><text:s text:c="3"/>return null;</text:p>
      <text:p text:style-name="P14">}</text:p>
      <text:p text:style-name="P14"/>
      <text:p text:style-name="P14">int seq$size$bess() {</text:p>
      <text:p text:style-name="P14"><text:s text:c="3"/>return seq$size$s1() + seq$size$s2() + seq$size$s3();</text:p>
      <text:p text:style-name="P14">}</text:p>
      <text:p text:style-name="P14"/>
      <text:p text:style-name="P14">void seq$invalidate$s1(int begin, int end, int newLen) {</text:p>
      <text:p text:style-name="P14"><text:s text:c="3"/>int start = 0;</text:p>
      <text:p text:style-name="P14"><text:s text:c="3"/>seq$invalidate$bess(start+begin, start+end, newLen);</text:p>
      <text:p text:style-name="P14">}</text:p>
      <text:p text:style-name="P14"/>
      <text:p text:style-name="P14">void seq$invalidate$s2(int begin, int end, int newLen) {</text:p>
      <text:p text:style-name="P14"><text:s text:c="3"/>int start = seq$size$s1();</text:p>
      <text:p text:style-name="P14"><text:s text:c="3"/>seq$invalidate$bess(start+begin, start+end, newLen);</text:p>
      <text:p text:style-name="P14">}</text:p>
      <text:p text:style-name="P14"/>
      <text:p text:style-name="P14">void seq$invalidate$s3(int begin, int end, int newLen) {</text:p>
      <text:p text:style-name="P14"><text:s text:c="3"/>int start = seq$size$s1() + seq$size$s2();</text:p>
      <text:p text:style-name="P14"><text:s text:c="3"/>seq$invalidate$bess(start+begin, start+end, newLen);</text:p>
      <text:p text:style-name="P14">}</text:p>
      <text:p text:style-name="P14"/>
      <text:p text:style-name="P14"><text:soft-page-break/></text:p>
      <text:p text:style-name="Text_20_body">The handling of explicit sequences composed of mixed non-nullable, nullable singleton, and sequences lies between these two versions.</text:p>
      <text:h text:style-name="Heading_20_3" text:outline-level="3">Bound Slice</text:h>
      <text:p text:style-name="Code"/>
      <text:p text:style-name="Code">bind blice = q[lb..le];</text:p>
      <text:p text:style-name="Code"/>
      <text:p text:style-name="Text_20_body">The generated code for this case is an extension of the simple range case. <text:s/></text:p>
      <text:p text:style-name="Code"/>
      <text:p text:style-name="Code">int $lb; <text:s text:c="25"/>// plus bound accessors</text:p>
      <text:p text:style-name="Code">int $le; <text:s text:c="25"/>// plus bound accessors</text:p>
      <text:p text:style-name="Code">Sequence&lt;Baz&gt; $q; <text:s text:c="3"/>// plus bound accessors</text:p>
      <text:p text:style-name="Code"/>
      <text:p text:style-name="P14">Baz seq$get$blice(int pos) {</text:p>
      <text:p text:style-name="P14"><text:s text:c="3"/>if (pos &lt; 0 || pos &gt; ($lb - $le)) {</text:p>
      <text:p text:style-name="P14"><text:s text:c="6"/>return null;</text:p>
      <text:p text:style-name="P14"><text:s text:c="3"/>}</text:p>
      <text:p text:style-name="P14"><text:s text:c="3"/>return seq$get$q($lb + pos);</text:p>
      <text:p text:style-name="P14">}</text:p>
      <text:p text:style-name="P14"/>
      <text:p text:style-name="P14">int seq$size$blice() {</text:p>
      <text:p text:style-name="P14"><text:s text:c="3"/>return max(0, min($le, seq$size$q()) - max(0, $lb));</text:p>
      <text:p text:style-name="P14">}</text:p>
      <text:p text:style-name="P14"/>
      <text:p text:style-name="P14">void invalidate$lb() {</text:p>
      <text:p text:style-name="P14"><text:s text:c="4"/>int before = $lb;</text:p>
      <text:p text:style-name="P14"><text:s text:c="3"/>int after = get$lb();</text:p>
      <text:p text:style-name="P14"><text:s text:c="3"/>if (after &gt; before) {</text:p>
      <text:p text:style-name="P14"><text:s text:c="6"/>seq$invalidate$blice(....); //TODO</text:p>
      <text:p text:style-name="P14"><text:s text:c="3"/>} else if (after &lt; before) {</text:p>
      <text:p text:style-name="P14"><text:s text:c="6"/>seq$invalidate$blice(...); //TODO</text:p>
      <text:p text:style-name="P14"><text:s text:c="3"/>}</text:p>
      <text:p text:style-name="P14">}</text:p>
      <text:p text:style-name="P14"/>
      <text:p text:style-name="P14">void invalidate$le() {</text:p>
      <text:p text:style-name="P14"><text:s text:c="4"/>int before = $le;</text:p>
      <text:p text:style-name="P14"><text:s text:c="3"/>int after = get$le();</text:p>
      <text:p text:style-name="P14"><text:s text:c="3"/>if (after &gt; before) {</text:p>
      <text:p text:style-name="P14"><text:s text:c="6"/>seq$invalidate$blice(....); //TODO</text:p>
      <text:p text:style-name="P14"><text:s text:c="3"/>} else if (after &lt; before) {</text:p>
      <text:p text:style-name="P14"><text:s text:c="6"/>seq$invalidate$blice(....); //TODO</text:p>
      <text:p text:style-name="P14"><text:s text:c="3"/>}</text:p>
      <text:p text:style-name="P14">}</text:p>
      <text:p text:style-name="P14"/>
      <text:p text:style-name="P14">void seq$invalidate$q(int begin, int end, int newLen) {</text:p>
      <text:p text:style-name="P14"><text:s text:c="3"/>seq$invalidate$blice(....); //TODO</text:p>
      <text:p text:style-name="P14"><text:soft-page-break/>}</text:p>
      <text:p text:style-name="P14"/>
      <text:h text:style-name="Heading_20_3" text:outline-level="3">Bound Sequence Element</text:h>
      <text:p text:style-name="Code"/>
      <text:p text:style-name="Code">var elem = bind w[k]</text:p>
      <text:p text:style-name="Code"/>
      <text:p text:style-name="Text_20_body">Generates non-bound boiler-plate, plus:</text:p>
      <text:p text:style-name="P14">Blah get$elem() {</text:p>
      <text:p text:style-name="P14"><text:s text:c="3"/>if (!isValidValue$(VOFF$elem)) {</text:p>
      <text:p text:style-name="P14"><text:s text:c="6"/>be$elem(seq$get$w(get$k()));</text:p>
      <text:p text:style-name="P14"><text:s text:c="3"/>}</text:p>
      <text:p text:style-name="P14"><text:s text:c="3"/>return $elem;</text:p>
      <text:p text:style-name="P14">}</text:p>
      <text:p text:style-name="P14"/>
      <text:p text:style-name="Code">void invalidate$k() {</text:p>
      <text:p text:style-name="Code"><text:s text:c="3"/>invalidate$elem();</text:p>
      <text:p text:style-name="Code">}</text:p>
      <text:p text:style-name="Code"/>
      <text:p text:style-name="Code">void seq$invalidate$w(<text:span text:style-name="T7">int begin, int end, int newLen) {</text:span></text:p>
      <text:p text:style-name="P14"><text:s text:c="3"/>if ($k &gt;= begin &amp;&amp; ($k &lt; end || (end – begin) != newLen)) {</text:p>
      <text:p text:style-name="P14"><text:s text:c="6"/>invalidate$elem();</text:p>
      <text:p text:style-name="P14"><text:s text:c="3"/>}</text:p>
      <text:p text:style-name="P14">}</text:p>
      <text:h text:style-name="Heading_20_3" text:outline-level="3">Bound For-Expression (Simple)</text:h>
      <text:p text:style-name="Code"/>
      <text:p text:style-name="Code">def sbf = bind for (i in sst) { i * 2 }</text:p>
      <text:p text:style-name="Code"/>
      <text:p text:style-name="Text_20_body">In cases where for-expression bodies are non-nullable and do not have (bound) variables within the body (either user written or present through decomposition) the generated code is straight-forward:</text:p>
      <text:p text:style-name="P14"/>
      <text:p text:style-name="P14">int seq$get$sbf(int pos) {</text:p>
      <text:p text:style-name="P14"><text:s text:c="3"/>if (pos &lt; 0 || pos &gt;= seq$size$sbf()) {</text:p>
      <text:p text:style-name="P14"><text:s text:c="6"/>return 0;</text:p>
      <text:p text:style-name="P14"><text:s text:c="3"/>}</text:p>
      <text:p text:style-name="P14"><text:s text:c="3"/>return seq$get$sst(pos) * 2;;</text:p>
      <text:p text:style-name="P14">}</text:p>
      <text:p text:style-name="P14"/>
      <text:p text:style-name="P14">int seq$size$sbf() {</text:p>
      <text:p text:style-name="P14"><text:s text:c="3"/>return seq$size$sst();</text:p>
      <text:p text:style-name="P14">}</text:p>
      <text:p text:style-name="Code"/>
      <text:p text:style-name="Code">void seq$invalidate$sst(<text:span text:style-name="T7">int begin, int end, int newLen) {</text:span></text:p>
      <text:p text:style-name="P14"><text:s text:c="3"/>seq$invalidate$sbf(begin, end, newLen);</text:p>
      <text:p text:style-name="P14">}</text:p>
      <text:p text:style-name="P14"/>
      <text:p text:style-name="Code"><text:soft-page-break/></text:p>
      <text:h text:style-name="Heading_20_3" text:outline-level="3">Bound For-Expression (General)</text:h>
      <text:p text:style-name="Code"/>
      <text:p text:style-name="Code">def bf = bind for (iv in st) { </text:p>
      <text:p text:style-name="Code"><text:s text:c="3"/>def vv = zorp(indexof iv);</text:p>
      <text:p text:style-name="Code"><text:s text:c="3"/>foo(iv, ext, vv) </text:p>
      <text:p text:style-name="Code">}</text:p>
      <text:p text:style-name="Code"/>
      <text:p text:style-name="Text_20_body">In the general case where the for-expression body is nullable or a sequence and there are bound variables defined within the body and dependencies on indexof, a class can be generated as if it were the following JavaFX code:</text:p>
      <text:p text:style-name="Code"/>
      <text:p text:style-name="Code">class bfElem {</text:p>
      <text:p text:style-name="Code"><text:s text:c="3"/>def outer;</text:p>
      <text:p text:style-name="Code"><text:s text:c="3"/>var iv;</text:p>
      <text:p text:style-name="Code"><text:s text:c="3"/>var indexof;</text:p>
      <text:p text:style-name="Code"><text:s text:c="3"/>def vv = bind zorp(indexof);</text:p>
      <text:p text:style-name="Code"><text:s text:c="3"/>def result = bind foo(iv, outer.ext);</text:p>
      <text:p text:style-name="Code">}</text:p>
      <text:p text:style-name="Code"/>
      <text:p text:style-name="Text_20_body">Note that any body variables become bound instance variables and that references to “indexof iv” become references to the instance variable indexof.</text:p>
      <text:p text:style-name="Text_20_body">A Sequence of these instances is created – one element for each <text:s/>element in the source Sequence “st”:</text:p>
      <text:p text:style-name="Code"/>
      <text:p text:style-name="Code">ArraySeqeuence&lt;bfElem&gt; for$bf;</text:p>
      <text:p text:style-name="Code"/>
      <text:p text:style-name="Text_20_body">A dependency is registered with the instances of this Sequence to for$bf (it could be any unique VOFF). <text:s/>Invalidation of element (because of external dependencies or changes to the induction variable or the indexof) will occur from the standard mechanism via bfElem. <text:s/>The update$ will not, as standard, compare the instance, but instead use it to index to invalidation:</text:p>
      <text:p text:style-name="Code"/>
      <text:p text:style-name="Code">void update$(final FXObject instance$, final int varNum$) {</text:p>
      <text:p text:style-name="Code"><text:s text:c="3"/>…</text:p>
      <text:p text:style-name="Code"><text:s text:c="3"/>if (varNum$ == VOFF$bfElem$result) {</text:p>
      <text:p text:style-name="Code"><text:s text:c="6"/>int idx = ((bfElem) instance$).indexof;</text:p>
      <text:p text:style-name="Code"><text:s text:c="6"/>seq$invalidate$bf(idx, idx+1, 1);</text:p>
      <text:p text:style-name="Code"><text:s text:c="3"/>}</text:p>
      <text:p text:style-name="Code"><text:s text:c="3"/>…</text:p>
      <text:p text:style-name="Code">}</text:p>
      <text:p text:style-name="Code"/>
      <text:p text:style-name="Text_20_body">To trigger update on induction variable or indexof changes, they must be updated on changes to the source Sequence. <text:s/>The for$bf Sequence should be adjusted to additions or deletions in the sequence, but this shows update mechanism:</text:p>
      <text:p text:style-name="Code"/>
      <text:p text:style-name="Code">void seq$invalidate$st(<text:span text:style-name="T7">int begin, int end, int newLen) {</text:span></text:p>
      <text:p text:style-name="P14"><text:soft-page-break/><text:s text:c="3"/>int idx = for$bf.get$(begin).get$indexof();</text:p>
      <text:p text:style-name="P14"><text:s text:c="3"/>for (int I = beginl I &lt; end; ++i) {</text:p>
      <text:p text:style-name="P14"><text:s text:c="6"/>bfElem se = for$bf.get(i);</text:p>
      <text:p text:style-name="P14"><text:s text:c="6"/>se.set$iv(seq$get$st(i));</text:p>
      <text:p text:style-name="P14"><text:s text:c="6"/>se.set$indexof(idx);</text:p>
      <text:p text:style-name="P14"><text:s text:c="6"/>idx += se.seq$size$result();</text:p>
      <text:p text:style-name="P14"><text:s text:c="3"/>}</text:p>
      <text:p text:style-name="P14">}</text:p>
      <text:p text:style-name="P14"/>
      <text:p text:style-name="Text_20_body">The get element method, in general, does sequential search through the bfElem to find the particular offset, however, this can be made efficient by caching the last index requested and the corresponding bfElem. Generally, sequence access is sequential.</text:p>
      <text:h text:style-name="P24" text:outline-level="3">Bound Member Select</text:h>
      <text:p text:style-name="P14"/>
      <text:p text:style-name="P14">def select : String[] = bind bb.sq;</text:p>
      <text:p text:style-name="P14"/>
      <text:p text:style-name="P7">Code generation for bound sequence member select bares similarity to that for non-sequences:</text:p>
      <text:p text:style-name="P14"/>
      <text:p text:style-name="P14">String seq$get$select(int pos) {</text:p>
      <text:p text:style-name="P14"><text:s text:c="3"/>seq$sync$select();</text:p>
      <text:p text:style-name="P14"><text:s text:c="3"/>return $bb.seq$get$sq(pos);</text:p>
      <text:p text:style-name="P14">}</text:p>
      <text:p text:style-name="P14"/>
      <text:p text:style-name="P14">int seq$size$select(int pos) {</text:p>
      <text:p text:style-name="P14"><text:s text:c="3"/>seq$sync$select();</text:p>
      <text:p text:style-name="P14"><text:s text:c="3"/>return $bb.seq$size$sq();</text:p>
      <text:p text:style-name="P14">}</text:p>
      <text:p text:style-name="P14"/>
      <text:p text:style-name="P14">void seq$sync$select() {</text:p>
      <text:p text:style-name="P14"><text:s text:c="8"/>if (!isValidValue$(VOFF$select)) {</text:p>
      <text:p text:style-name="P14"><text:s text:c="12"/>final Bloop before = $bb;</text:p>
      <text:p text:style-name="P14"><text:s text:c="12"/>final Bloop after = get$bb();</text:p>
      <text:p text:style-name="P14"><text:s text:c="12"/>if ( ! isEqual(before, after) ) {</text:p>
      <text:p text:style-name="P14"><text:s text:c="15"/>FXBase.switchDependence$(this, VOFF$sq, before, after);</text:p>
      <text:p text:style-name="P14"><text:s text:c="12"/>}</text:p>
      <text:p text:style-name="P14"><text:s text:c="12"/>setValidValue$(VOFF$select);</text:p>
      <text:p text:style-name="P14"><text:s text:c="8"/>}</text:p>
      <text:p text:style-name="P14">}</text:p>
      <text:p text:style-name="P14"><text:s text:c="4"/></text:p>
      <text:p text:style-name="P14">void invalidate$bb() {</text:p>
      <text:p text:style-name="P14"><text:s text:c="3"/>clearValidValue$(VOFF$select);</text:p>
      <text:p text:style-name="P14">}</text:p>
      <text:p text:style-name="P14"><text:s text:c="4"/></text:p>
      <text:p text:style-name="P14">void seq$update$(final FXObject instance$, final int varNum$, </text:p>
      <text:p text:style-name="P14"><text:s text:c="31"/>int begin, int end, int newLen) {</text:p>
      <text:p text:style-name="P14"><text:s text:c="8"/>if (instance$ == $bb) {</text:p>
      <text:p text:style-name="P14"><text:soft-page-break/><text:s text:c="12"/>if (varNum$ == VOFF$sq) {</text:p>
      <text:p text:style-name="P14"><text:s text:c="16"/>seq$invalidate$select(begin, end, newLen);</text:p>
      <text:p text:style-name="P14"><text:s text:c="12"/>}</text:p>
      <text:p text:style-name="P14"><text:s text:c="8"/>}</text:p>
      <text:p text:style-name="P14"><text:s text:c="8"/>super.update$(instance$, varNum$, begin, end, newLen);</text:p>
      <text:p text:style-name="P14"><text:s text:c="4"/>}</text:p>
      <text:p text:style-name="P14"><text:s text:c="4"/></text:p>
      <text:h text:style-name="Heading_20_2" text:outline-level="2">On-Replace</text:h>
      <text:p text:style-name="P15"/>
      <text:p text:style-name="Code"><text:span text:style-name="T6">on replace</text:span> oldValue[ firstIndex .. lastIndex ] <text:span text:style-name="T6">=</text:span> newElements <text:span text:style-name="T6">{</text:span> ... <text:span text:style-name="T6">}</text:span></text:p>
      <text:p text:style-name="Code"/>
      <text:p text:style-name="Text_20_body">The <text:span text:style-name="T8">firstIndex</text:span> and <text:span text:style-name="T8">lastIndex</text:span> can be computed from invalidation indices (optionally narrowed by comparison with the old values) the <text:span text:style-name="T8">newElements</text:span> is trivially computed from the indices. But the <text:span text:style-name="T8">oldValue</text:span> requires information no longer available at the time of the on-replace. <text:s/>Fortunately, though it is frequently present as a placeholder, in practice this value is seldom used. <text:s/>But it is a supported feature of the language. <text:s/>It is also needed for accurate <text:span text:style-name="T8">firstIndex</text:span> and <text:span text:style-name="T8">lastIndex</text:span>. There are several possible approaches for sequence variables whose on-replace actually uses the <text:span text:style-name="T8">oldValue</text:span> :</text:p>
      <text:list xml:id="list33111124" text:style-name="L3">
        <text:list-item>
          <text:p text:style-name="P27">Simply cache whole value of the sequence on exit from the on-replace</text:p>
        </text:list-item>
        <text:list-item>
          <text:p text:style-name="P27">Do invalidation as two passes: pre- and post-. <text:s/>Where post- is what has been described. <text:s/>Pre-invalidation would be handled by an extra boolean parameter to the update methods. <text:s/>Pre-invalidation would be sent before the sequence is updated, and would be used by on-replace to cache the <text:span text:style-name="T8">oldValue</text:span>.</text:p>
        </text:list-item>
        <text:list-item>
          <text:p text:style-name="P27">Send the invalidation in mid transaction where normal access pretends like it is new value, but the old value is still in place.</text:p>
        </text:list-item>
      </text:list>
      <text:p text:style-name="Text_20_body">Other approaches pay the cost even in the majority of cases (where it is not used):</text:p>
      <text:list xml:id="list33127036" text:style-name="L4">
        <text:list-item>
          <text:p text:style-name="P28">Create and send the <text:span text:style-name="T8">oldValue</text:span> with the update.</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Code" style:family="paragraph" style:parent-style-name="Standard" style:class="text">
      <style:paragraph-properties fo:margin-left="0.5in" fo:margin-right="0in" fo:text-indent="0in" style:auto-text-indent="false"/>
      <style:text-properties style:font-name="Arial"/>
    </style:style>
    <style:style style:name="Heading_20_3" style:display-name="Heading 3" style:family="paragraph" style:parent-style-name="Heading" style:next-style-name="Text_20_body" style:default-outline-level="3" style:class="text">
      <style:text-properties fo:font-size="13pt" fo:font-style="italic"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letype" style:family="text">
      <style:text-properties style:font-name="Courier New" style:font-name-asian="Courier New"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Robert Field</meta:initial-creator>
    <meta:creation-date>2009-07-21T16:41:49</meta:creation-date>
    <dc:creator>Robert Field</dc:creator>
    <dc:date>2009-10-15T19:48:52.30</dc:date>
    <meta:editing-cycles>64</meta:editing-cycles>
    <meta:editing-duration>PT294H01M09S</meta:editing-duration>
    <meta:document-statistic meta:table-count="0" meta:image-count="0" meta:object-count="2" meta:page-count="25" meta:paragraph-count="766" meta:word-count="5948" meta:character-count="4024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ffffcc" draw:textarea-horizontal-align="left" draw:textarea-vertical-align="top"/>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0.5pt" style:font-size-asian="10.5pt" style:font-size-complex="10.5pt"/>
    </style:style>
    <style:style style:name="T1" style:family="text">
      <style:text-properties fo:font-size="12pt" style:font-size-asian="12pt" style:font-size-complex="12pt"/>
    </style:style>
    <style:style style:name="T2" style:family="text">
      <style:text-properties fo:font-size="10.5pt" style:font-size-asian="10.5pt" style:font-size-complex="10.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4.914cm" svg:height="6.489cm" svg:x="1.785cm" svg:y="0.485cm">
          <text:p text:style-name="P1"><text:span text:style-name="T1">b.a instance of B</text:span></text:p>
        </draw:rect>
        <draw:rect draw:style-name="gr2" draw:text-style-name="P1" draw:id="id2" draw:layer="layout" svg:width="2.96cm" svg:height="0.731cm" svg:x="3.214cm" svg:y="2.673cm">
          <text:p><text:span text:style-name="T1">invalidate$y()</text:span></text:p>
        </draw:rect>
        <draw:connector draw:style-name="gr3" draw:text-style-name="P1" draw:layer="layout" draw:type="curve" svg:x1="3.214cm" svg:y1="1.616cm" svg:x2="3.214cm" svg:y2="3.038cm" draw:start-shape="id1" draw:end-shape="id2" draw:end-glue-point="3" svg:d="m3214 1616c-751 0-751 1422 0 1422">
          <text:p/>
        </draw:connector>
        <draw:connector draw:style-name="gr3" draw:text-style-name="P1" draw:layer="layout" draw:type="curve" svg:x1="4.694cm" svg:y1="3.405cm" svg:x2="3.371cm" svg:y2="4.443cm" draw:start-shape="id3" draw:start-glue-point="2" draw:end-shape="id4" svg:d="m4694 3405c0 778-1323 260-1323 1038">
          <text:p/>
        </draw:connector>
        <draw:connector draw:style-name="gr3" draw:text-style-name="P1" draw:layer="layout" draw:type="curve" draw:line-skew="-0.247cm 1.077cm" svg:x1="6.174cm" svg:y1="3.039cm" svg:x2="4.21cm" svg:y2="5.913cm" draw:start-shape="id3" draw:start-glue-point="1" draw:end-shape="id5" draw:end-glue-point="0" svg:d="m6174 3039c381 0 317 1349-268 2001s-1696 608-1696 873">
          <text:p/>
        </draw:connector>
        <draw:rect draw:style-name="gr2" draw:text-style-name="P1" draw:id="id3" draw:layer="layout" svg:width="2.96cm" svg:height="0.731cm" svg:x="3.214cm" svg:y="2.674cm">
          <text:p><text:span text:style-name="T1">invalidate$y()</text:span></text:p>
        </draw:rect>
        <draw:rect draw:style-name="gr2" draw:text-style-name="P1" draw:id="id4" draw:layer="layout" svg:width="2.96cm" svg:height="0.731cm" svg:x="1.891cm" svg:y="4.443cm">
          <text:p><text:span text:style-name="T1">invalidate$z()</text:span></text:p>
        </draw:rect>
        <draw:rect draw:style-name="gr2" draw:text-style-name="P1" draw:id="id5" draw:layer="layout" svg:width="3.969cm" svg:height="0.731cm" svg:x="2.226cm" svg:y="5.913cm">
          <text:p><text:span text:style-name="T1">notifyDependents$()</text:span></text:p>
        </draw:rect>
        <draw:rect draw:style-name="gr2" draw:text-style-name="P1" draw:id="id1" draw:layer="layout" svg:width="2.96cm" svg:height="0.731cm" svg:x="3.214cm" svg:y="1.251cm">
          <text:p><text:span text:style-name="T1">be$y()</text:span></text:p>
        </draw:rect>
        <draw:rect draw:style-name="gr1" draw:text-style-name="P1" draw:layer="layout" svg:width="4.914cm" svg:height="6.489cm" svg:x="8.483cm" svg:y="0.465cm">
          <text:p text:style-name="P1"><text:span text:style-name="T1">instance of A</text:span></text:p>
        </draw:rect>
        <draw:connector draw:style-name="gr3" draw:text-style-name="P1" draw:layer="layout" draw:type="curve" svg:x1="10.231cm" svg:y1="2.682cm" svg:x2="11.331cm" svg:y2="3.774cm" draw:start-shape="id6" draw:end-shape="id7" svg:d="m10231 2682c0 819 1100 273 1100 1092">
          <text:p/>
        </draw:connector>
        <draw:rect draw:style-name="gr2" draw:text-style-name="P1" draw:id="id7" draw:layer="layout" svg:width="2.96cm" svg:height="0.731cm" svg:x="9.851cm" svg:y="3.774cm">
          <text:p><text:span text:style-name="T1">invalidate$x()</text:span></text:p>
        </draw:rect>
        <draw:rect draw:style-name="gr2" draw:text-style-name="P1" draw:id="id6" draw:layer="layout" svg:width="2.96cm" svg:height="0.731cm" svg:x="8.751cm" svg:y="1.951cm">
          <text:p><text:span text:style-name="T1">update$()</text:span></text:p>
        </draw:rect>
        <draw:connector draw:style-name="gr4" draw:text-style-name="P2" draw:layer="layout" draw:type="curve" svg:x1="6.195cm" svg:y1="6.278cm" svg:x2="8.751cm" svg:y2="2.316cm" draw:start-shape="id5" draw:end-shape="id6" svg:d="m6195 6278c1917 0 639-3962 2556-3962">
          <text:p/>
        </draw:connector>
        <draw:frame draw:style-name="gr5" draw:layer="layout" svg:width="1.861cm" svg:height="0.662cm" draw:transform="rotate (1.44408542309984) translate (6.921cm 4.764cm)">
          <draw:text-box>
            <text:p text:style-name="P1"><text:span text:style-name="T2">VOFF$y</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svg:stroke-color="#000000" draw:fill="none" draw:fill-color="#ffffff" fo:min-height="0.693cm"/>
    </style:style>
    <style:style style:name="gr4" style:family="graphic" style:parent-style-name="standard">
      <style:graphic-properties draw:stroke="none" svg:stroke-color="#000000" draw:fill="none" draw:fill-color="#ffffff" fo:min-height="1.257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1" draw:layer="layout" svg:width="3.5cm" svg:height="1.5cm" svg:x="1.191cm" svg:y="1.5cm">
          <text:p text:style-name="P1">Vali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2" draw:layer="layout" svg:width="3.5cm" svg:height="1.5cm" svg:x="6.691cm" svg:y="1.5cm">
          <text:p text:style-name="P1">Stal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3.5cm" svg:height="1.5cm" svg:x="12.191cm" svg:y="1.5cm">
          <text:p text:style-name="P1">Invalid</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2" draw:layer="layout" svg:x1="4.691cm" svg:y1="2.25cm" svg:x2="6.691cm" svg:y2="2.25cm" draw:start-shape="id1" draw:start-glue-point="1" draw:end-shape="id2" draw:end-glue-point="3" svg:d="m4691 2250h2000">
          <text:p text:style-name="P3"/>
        </draw:connector>
        <draw:connector draw:style-name="gr2" draw:text-style-name="P2" draw:layer="layout" svg:x1="10.191cm" svg:y1="2.25cm" svg:x2="12.191cm" svg:y2="2.25cm" draw:start-shape="id2" draw:start-glue-point="1" draw:end-shape="id3" svg:d="m10191 2250h2000">
          <text:p text:style-name="P3"/>
        </draw:connector>
        <draw:frame draw:style-name="gr3" draw:text-style-name="P4" draw:layer="layout" svg:width="5cm" svg:height="0.943cm" svg:x="3.091cm" svg:y="0.55cm">
          <draw:text-box>
            <text:p text:style-name="P3"><text:span text:style-name="T1">Invalidation - phase 1</text:span></text:p>
          </draw:text-box>
        </draw:frame>
        <draw:frame draw:style-name="gr4" draw:text-style-name="P4" draw:layer="layout" svg:width="5cm" svg:height="1.507cm" svg:x="8.591cm" svg:y="0cm">
          <draw:text-box>
            <text:p text:style-name="P3"><text:span text:style-name="T1">Invalidation - phase 2</text:span><text:span text:style-name="T1"><text:line-break/></text:span><text:span text:style-name="T1">lazy bind</text:span></text:p>
          </draw:text-box>
        </draw:frame>
        <draw:connector draw:style-name="gr2" draw:text-style-name="P2" draw:layer="layout" draw:type="curve" draw:line-skew="1.82cm -0.312cm" svg:x1="8.441cm" svg:y1="3cm" svg:x2="1.191cm" svg:y2="2.25cm" draw:start-shape="id2" draw:start-glue-point="2" draw:end-shape="id1" draw:end-glue-point="3" svg:d="m8441 3000c0 3481-4031 2901-6148 1844s-2320-2594-1102-2594">
          <text:p text:style-name="P3"/>
        </draw:connector>
        <draw:frame draw:style-name="gr4" draw:text-style-name="P4" draw:layer="layout" svg:width="5cm" svg:height="1.507cm" svg:x="2.691cm" svg:y="4cm">
          <draw:text-box>
            <text:p text:style-name="P3"><text:span text:style-name="T1">Invalidation - phase 2</text:span><text:span text:style-name="T1"><text:line-break/></text:span><text:span text:style-name="T1">eager bind</text:span></text:p>
          </draw:text-box>
        </draw:frame>
        <draw:connector draw:style-name="gr2" draw:text-style-name="P2" draw:layer="layout" draw:type="curve" draw:line-skew="5.312cm -0.812cm" svg:x1="13.941cm" svg:y1="3cm" svg:x2="1.191cm" svg:y2="2.25cm" draw:start-shape="id3" draw:start-glue-point="2" draw:end-shape="id1" draw:end-glue-point="3" svg:d="m13941 3000c0 8719-7031 7266-10711 4899s-4007-5649-2039-5649">
          <text:p text:style-name="P3"/>
        </draw:connector>
        <draw:frame draw:style-name="gr3" draw:text-style-name="P4" draw:layer="layout" svg:width="5cm" svg:height="0.943cm" svg:x="6.191cm" svg:y="8.001cm">
          <draw:text-box>
            <text:p text:style-name="P3"><text:span text:style-name="T1">Revalidation (e.g. get)</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E"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